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rdo1" svg:font-family="Cardo"/>
    <style:font-face style:name="Lucida Sans1" svg:font-family="'Lucida Sans'" style:font-family-generic="swiss"/>
    <style:font-face style:name="Cardo" svg:font-family="Card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9" style:family="table">
      <style:table-properties style:width="25.7cm" table:align="margins"/>
    </style:style>
    <style:style style:name="Tabelle9.A" style:family="table-column">
      <style:table-column-properties style:column-width="6.655cm" style:rel-column-width="16970*"/>
    </style:style>
    <style:style style:name="Tabelle9.B" style:family="table-column">
      <style:table-column-properties style:column-width="13.351cm" style:rel-column-width="34044*"/>
    </style:style>
    <style:style style:name="Tabelle9.C" style:family="table-column">
      <style:table-column-properties style:column-width="5.694cm" style:rel-column-width="14521*"/>
    </style:style>
    <style:style style:name="Tabel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9.C1" style:family="table-cell">
      <style:table-cell-properties fo:padding="0.097cm" fo:border="0.002cm solid #000000"/>
    </style:style>
    <style:style style:name="Tabelle9.A2" style:family="table-cell">
      <style:table-cell-properties fo:background-color="#cccc99" fo:padding="0.097cm" fo:border-left="0.002cm solid #000000" fo:border-right="none" fo:border-top="none" fo:border-bottom="0.002cm solid #000000">
        <style:background-image/>
      </style:table-cell-properties>
    </style:style>
    <style:style style:name="Tabelle9.C2" style:family="table-cell">
      <style:table-cell-properties fo:background-color="#cccc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9.A3" style:family="table-cell">
      <style:table-cell-properties fo:background-color="#99cccc" fo:padding="0.097cm" fo:border-left="0.002cm solid #000000" fo:border-right="none" fo:border-top="none" fo:border-bottom="0.002cm solid #000000">
        <style:background-image/>
      </style:table-cell-properties>
    </style:style>
    <style:style style:name="Tabelle9.C3" style:family="table-cell">
      <style:table-cell-properties fo:background-color="#99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9.A4" style:family="table-cell">
      <style:table-cell-properties fo:padding="0.097cm" fo:border-left="0.002cm solid #000000" fo:border-right="none" fo:border-top="none" fo:border-bottom="0.002cm solid #000000"/>
    </style:style>
    <style:style style:name="Tabelle9.C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1" style:family="table">
      <style:table-properties style:width="25.709cm" fo:margin-left="0cm" fo:margin-right="-0.009cm" table:align="margins"/>
    </style:style>
    <style:style style:name="Tabelle11.A" style:family="table-column">
      <style:table-column-properties style:column-width="6.424cm" style:rel-column-width="16375*"/>
    </style:style>
    <style:style style:name="Tabelle11.B" style:family="table-column">
      <style:table-column-properties style:column-width="4.447cm" style:rel-column-width="11335*"/>
    </style:style>
    <style:style style:name="Tabelle11.C" style:family="table-column">
      <style:table-column-properties style:column-width="6.107cm" style:rel-column-width="15566*"/>
    </style:style>
    <style:style style:name="Tabelle11.D" style:family="table-column">
      <style:table-column-properties style:column-width="8.731cm" style:rel-column-width="22259*"/>
    </style:style>
    <style:style style:name="Tabelle11.1" style:family="table-row">
      <style:table-row-properties style:min-row-height="0.309cm"/>
    </style:style>
    <style:style style:name="Tabelle11.A1" style:family="table-cell">
      <style:table-cell-properties fo:background-color="#cc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1.B1" style:family="table-cell">
      <style:table-cell-properties fo:background-color="#cccc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1.C1" style:family="table-cell">
      <style:table-cell-properties fo:background-color="#99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1.D1" style:family="table-cell">
      <style:table-cell-properties fo:padding="0.097cm" fo:border="0.002cm solid #000000"/>
    </style:style>
    <style:style style:name="Tabelle11.A2" style:family="table-cell">
      <style:table-cell-properties fo:background-color="#ccccff" fo:padding="0.097cm" fo:border-left="0.002cm solid #000000" fo:border-right="none" fo:border-top="none" fo:border-bottom="0.002cm solid #000000">
        <style:background-image/>
      </style:table-cell-properties>
    </style:style>
    <style:style style:name="Tabelle11.B2" style:family="table-cell">
      <style:table-cell-properties fo:background-color="#cccc99" fo:padding="0.097cm" fo:border-left="0.002cm solid #000000" fo:border-right="none" fo:border-top="none" fo:border-bottom="0.002cm solid #000000">
        <style:background-image/>
      </style:table-cell-properties>
    </style:style>
    <style:style style:name="Tabelle11.C2" style:family="table-cell">
      <style:table-cell-properties fo:background-color="#99cccc" fo:padding="0.097cm" fo:border-left="0.002cm solid #000000" fo:border-right="none" fo:border-top="none" fo:border-bottom="0.002cm solid #000000">
        <style:background-image/>
      </style:table-cell-properties>
    </style:style>
    <style:style style:name="Tabelle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0" style:family="table">
      <style:table-properties style:width="25.7cm" table:align="margins"/>
    </style:style>
    <style:style style:name="Tabelle10.A" style:family="table-column">
      <style:table-column-properties style:column-width="2.856cm" style:rel-column-width="7281*"/>
    </style:style>
    <style:style style:name="Tabelle10.E" style:family="table-column">
      <style:table-column-properties style:column-width="2.856cm" style:rel-column-width="7280*"/>
    </style:style>
    <style:style style:name="Tabelle10.I" style:family="table-column">
      <style:table-column-properties style:column-width="2.858cm" style:rel-column-width="7288*"/>
    </style:style>
    <style:style style:name="Tabel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0.G1" style:family="table-cell">
      <style:table-cell-properties fo:padding="0.097cm" fo:border="0.002cm solid #000000"/>
    </style:style>
    <style:style style:name="Tabelle10.A2" style:family="table-cell">
      <style:table-cell-properties fo:padding="0.097cm" fo:border-left="0.002cm solid #000000" fo:border-right="none" fo:border-top="none" fo:border-bottom="0.002cm solid #000000"/>
    </style:style>
    <style:style style:name="Tabelle10.I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0.C4" style:family="table-cell">
      <style:table-cell-properties fo:background-color="#000000" fo:padding="0.097cm" fo:border-left="0.002cm solid #000000" fo:border-right="none" fo:border-top="none" fo:border-bottom="0.002cm solid #000000">
        <style:background-image/>
      </style:table-cell-properties>
    </style:style>
    <style:style style:name="Tabelle10.D4" style:family="table-cell">
      <style:table-cell-properties fo:background-color="#cccc99" fo:padding="0.097cm" fo:border-left="0.002cm solid #000000" fo:border-right="none" fo:border-top="none" fo:border-bottom="0.002cm solid #000000">
        <style:background-image/>
      </style:table-cell-properties>
    </style:style>
    <style:style style:name="Tabelle10.E4" style:family="table-cell">
      <style:table-cell-properties fo:background-color="#ccccff" fo:padding="0.097cm" fo:border-left="0.002cm solid #000000" fo:border-right="none" fo:border-top="none" fo:border-bottom="0.002cm solid #000000">
        <style:background-image/>
      </style:table-cell-properties>
    </style:style>
    <style:style style:name="Tabelle10.I4" style:family="table-cell">
      <style:table-cell-properties fo:background-color="#000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0.I5" style:family="table-cell">
      <style:table-cell-properties fo:background-color="#cc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0.A6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elle10.C7" style:family="table-cell">
      <style:table-cell-properties fo:background-color="#99cccc" fo:padding="0.097cm" fo:border-left="0.002cm solid #000000" fo:border-right="none" fo:border-top="none" fo:border-bottom="0.002cm solid #000000">
        <style:background-image/>
      </style:table-cell-properties>
    </style:style>
    <style:style style:name="Tabelle10.I7" style:family="table-cell">
      <style:table-cell-properties fo:background-color="#99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2" style:family="table">
      <style:table-properties style:width="25.7cm" table:align="margins"/>
    </style:style>
    <style:style style:name="Tabelle12.A" style:family="table-column">
      <style:table-column-properties style:column-width="6.653cm" style:rel-column-width="16966*"/>
    </style:style>
    <style:style style:name="Tabelle12.B" style:family="table-column">
      <style:table-column-properties style:column-width="10.647cm" style:rel-column-width="27149*"/>
    </style:style>
    <style:style style:name="Tabelle12.C" style:family="table-column">
      <style:table-column-properties style:column-width="8.4cm" style:rel-column-width="21420*"/>
    </style:style>
    <style:style style:name="Tabel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2.C1" style:family="table-cell">
      <style:table-cell-properties fo:padding="0.097cm" fo:border="0.002cm solid #000000"/>
    </style:style>
    <style:style style:name="Tabelle12.A2" style:family="table-cell">
      <style:table-cell-properties fo:background-color="#66ccff" fo:padding="0.097cm" fo:border-left="0.002cm solid #000000" fo:border-right="none" fo:border-top="none" fo:border-bottom="0.002cm solid #000000">
        <style:background-image/>
      </style:table-cell-properties>
    </style:style>
    <style:style style:name="Tabelle12.B2" style:family="table-cell">
      <style:table-cell-properties fo:background-color="#000000" fo:padding="0.097cm" fo:border-left="0.002cm solid #000000" fo:border-right="none" fo:border-top="none" fo:border-bottom="0.002cm solid #000000">
        <style:background-image/>
      </style:table-cell-properties>
    </style:style>
    <style:style style:name="Tabelle12.C2" style:family="table-cell">
      <style:table-cell-properties fo:background-color="#000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2.A3" style:family="table-cell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Tabelle12.C3" style:family="table-cell">
      <style:table-cell-properties fo:background-color="#ffcc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2.A4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elle12.C4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2.A5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12.C5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2.A6" style:family="table-cell">
      <style:table-cell-properties fo:background-color="#ffccff" fo:padding="0.097cm" fo:border-left="0.002cm solid #000000" fo:border-right="none" fo:border-top="none" fo:border-bottom="0.002cm solid #000000">
        <style:background-image/>
      </style:table-cell-properties>
    </style:style>
    <style:style style:name="Tabelle12.C6" style:family="table-cell">
      <style:table-cell-properties fo:background-color="#ff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2.A7" style:family="table-cell">
      <style:table-cell-properties fo:background-color="#ccffcc" fo:padding="0.097cm" fo:border-left="0.002cm solid #000000" fo:border-right="none" fo:border-top="none" fo:border-bottom="0.002cm solid #000000">
        <style:background-image/>
      </style:table-cell-properties>
    </style:style>
    <style:style style:name="Tabelle12.C7" style:family="table-cell">
      <style:table-cell-properties fo:background-color="#cc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2.A8" style:family="table-cell">
      <style:table-cell-properties fo:padding="0.097cm" fo:border-left="0.002cm solid #000000" fo:border-right="none" fo:border-top="none" fo:border-bottom="0.002cm solid #000000"/>
    </style:style>
    <style:style style:name="Tabelle12.C8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4" style:family="table">
      <style:table-properties style:width="25.709cm" fo:margin-left="0cm" fo:margin-right="-0.009cm" table:align="margins"/>
    </style:style>
    <style:style style:name="Tabelle14.A" style:family="table-column">
      <style:table-column-properties style:column-width="6.371cm" style:rel-column-width="16240*"/>
    </style:style>
    <style:style style:name="Tabelle14.B" style:family="table-column">
      <style:table-column-properties style:column-width="3.309cm" style:rel-column-width="8435*"/>
    </style:style>
    <style:style style:name="Tabelle14.C" style:family="table-column">
      <style:table-column-properties style:column-width="4.851cm" style:rel-column-width="12365*"/>
    </style:style>
    <style:style style:name="Tabelle14.D" style:family="table-column">
      <style:table-column-properties style:column-width="4.586cm" style:rel-column-width="11690*"/>
    </style:style>
    <style:style style:name="Tabelle14.E" style:family="table-column">
      <style:table-column-properties style:column-width="6.592cm" style:rel-column-width="16805*"/>
    </style:style>
    <style:style style:name="Tabelle14.A1" style:family="table-cell">
      <style:table-cell-properties fo:background-color="#66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4.B1" style:family="table-cell">
      <style:table-cell-properties fo:background-color="#ffff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4.D1" style:family="table-cell">
      <style:table-cell-properties fo:background-color="#ff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4.E1" style:family="table-cell">
      <style:table-cell-properties fo:padding="0.097cm" fo:border="0.002cm solid #000000"/>
    </style:style>
    <style:style style:name="Tabelle14.2" style:family="table-row">
      <style:table-row-properties style:min-row-height="0.598cm"/>
    </style:style>
    <style:style style:name="Tabelle14.A2" style:family="table-cell">
      <style:table-cell-properties fo:background-color="#66ccff" fo:padding="0.097cm" fo:border-left="0.002cm solid #000000" fo:border-right="none" fo:border-top="none" fo:border-bottom="0.002cm solid #000000">
        <style:background-image/>
      </style:table-cell-properties>
    </style:style>
    <style:style style:name="Tabelle14.B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elle14.C2" style:family="table-cell">
      <style:table-cell-properties fo:padding="0.097cm" fo:border-left="0.002cm solid #000000" fo:border-right="none" fo:border-top="none" fo:border-bottom="0.002cm solid #000000"/>
    </style:style>
    <style:style style:name="Tabelle14.D2" style:family="table-cell">
      <style:table-cell-properties fo:background-color="#ffccff" fo:padding="0.097cm" fo:border-left="0.002cm solid #000000" fo:border-right="none" fo:border-top="none" fo:border-bottom="0.002cm solid #000000">
        <style:background-image/>
      </style:table-cell-properties>
    </style:style>
    <style:style style:name="Tabelle1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25.7cm" table:align="margins"/>
    </style:style>
    <style:style style:name="Tabelle7.A" style:family="table-column">
      <style:table-column-properties style:column-width="2.856cm" style:rel-column-width="7281*"/>
    </style:style>
    <style:style style:name="Tabelle7.E" style:family="table-column">
      <style:table-column-properties style:column-width="2.856cm" style:rel-column-width="7280*"/>
    </style:style>
    <style:style style:name="Tabelle7.I" style:family="table-column">
      <style:table-column-properties style:column-width="2.858cm" style:rel-column-width="7288*"/>
    </style:style>
    <style:style style:name="Tabel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7.G1" style:family="table-cell">
      <style:table-cell-properties fo:padding="0.097cm" fo:border="0.002cm solid #000000"/>
    </style:style>
    <style:style style:name="Tabelle7.A2" style:family="table-cell">
      <style:table-cell-properties fo:padding="0.097cm" fo:border-left="0.002cm solid #000000" fo:border-right="none" fo:border-top="none" fo:border-bottom="0.002cm solid #000000"/>
    </style:style>
    <style:style style:name="Tabelle7.I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.C4" style:family="table-cell">
      <style:table-cell-properties fo:background-color="#000000" fo:padding="0.097cm" fo:border-left="0.002cm solid #000000" fo:border-right="none" fo:border-top="none" fo:border-bottom="0.002cm solid #000000">
        <style:background-image/>
      </style:table-cell-properties>
    </style:style>
    <style:style style:name="Tabelle7.E4" style:family="table-cell">
      <style:table-cell-properties fo:background-color="#83caff" fo:padding="0.097cm" fo:border-left="0.002cm solid #000000" fo:border-right="none" fo:border-top="none" fo:border-bottom="0.002cm solid #000000">
        <style:background-image/>
      </style:table-cell-properties>
    </style:style>
    <style:style style:name="Tabelle7.H4" style:family="table-cell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Tabelle7.I4" style:family="table-cell">
      <style:table-cell-properties fo:background-color="#000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7.D5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elle7.I5" style:family="table-cell">
      <style:table-cell-properties fo:background-color="#83ca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7.A6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elle7.C7" style:family="table-cell">
      <style:table-cell-properties fo:background-color="#ffccff" fo:padding="0.097cm" fo:border-left="0.002cm solid #000000" fo:border-right="none" fo:border-top="none" fo:border-bottom="0.002cm solid #000000">
        <style:background-image/>
      </style:table-cell-properties>
    </style:style>
    <style:style style:name="Tabelle7.I7" style:family="table-cell">
      <style:table-cell-properties fo:background-color="#ff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7.C8" style:family="table-cell">
      <style:table-cell-properties fo:background-color="#ccffcc" fo:padding="0.097cm" fo:border-left="0.002cm solid #000000" fo:border-right="none" fo:border-top="none" fo:border-bottom="0.002cm solid #000000">
        <style:background-image/>
      </style:table-cell-properties>
    </style:style>
    <style:style style:name="Tabelle7.I8" style:family="table-cell">
      <style:table-cell-properties fo:background-color="#cc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" style:family="table">
      <style:table-properties style:width="25.709cm" fo:margin-left="0cm" fo:margin-right="-0.009cm" table:align="margins"/>
    </style:style>
    <style:style style:name="Tabelle1.A" style:family="table-column">
      <style:table-column-properties style:column-width="11.224cm" style:rel-column-width="28610*"/>
    </style:style>
    <style:style style:name="Tabelle1.B" style:family="table-column">
      <style:table-column-properties style:column-width="8.378cm" style:rel-column-width="21357*"/>
    </style:style>
    <style:style style:name="Tabelle1.C" style:family="table-column">
      <style:table-column-properties style:column-width="6.107cm" style:rel-column-width="15568*"/>
    </style:style>
    <style:style style:name="Tabelle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C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1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.A3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elle1.C3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.A5" style:family="table-cell">
      <style:table-cell-properties fo:padding="0.097cm" fo:border-left="0.002cm solid #000000" fo:border-right="none" fo:border-top="none" fo:border-bottom="0.002cm solid #000000"/>
    </style:style>
    <style:style style:name="Tabelle1.C5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25.688cm" fo:margin-left="0cm" fo:margin-right="0.012cm" table:align="margins"/>
    </style:style>
    <style:style style:name="Tabelle3.A" style:family="table-column">
      <style:table-column-properties style:column-width="10.583cm" style:rel-column-width="27000*"/>
    </style:style>
    <style:style style:name="Tabelle3.B" style:family="table-column">
      <style:table-column-properties style:column-width="9.017cm" style:rel-column-width="23004*"/>
    </style:style>
    <style:style style:name="Tabelle3.C" style:family="table-column">
      <style:table-column-properties style:column-width="6.087cm" style:rel-column-width="15531*"/>
    </style:style>
    <style:style style:name="Tabelle3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3.C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3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3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3.A4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elle3.C4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" style:family="table">
      <style:table-properties style:width="25.709cm" fo:margin-left="0cm" fo:margin-right="-0.009cm" table:align="margins"/>
    </style:style>
    <style:style style:name="Tabelle2.A" style:family="table-column">
      <style:table-column-properties style:column-width="1.852cm" style:rel-column-width="4721*"/>
    </style:style>
    <style:style style:name="Tabelle2.B" style:family="table-column">
      <style:table-column-properties style:column-width="2.101cm" style:rel-column-width="5355*"/>
    </style:style>
    <style:style style:name="Tabelle2.C" style:family="table-column">
      <style:table-column-properties style:column-width="2.111cm" style:rel-column-width="5382*"/>
    </style:style>
    <style:style style:name="Tabelle2.D" style:family="table-column">
      <style:table-column-properties style:column-width="1.843cm" style:rel-column-width="4698*"/>
    </style:style>
    <style:style style:name="Tabelle2.E" style:family="table-column">
      <style:table-column-properties style:column-width="2.103cm" style:rel-column-width="5359*"/>
    </style:style>
    <style:style style:name="Tabelle2.F" style:family="table-column">
      <style:table-column-properties style:column-width="1.85cm" style:rel-column-width="4716*"/>
    </style:style>
    <style:style style:name="Tabelle2.G" style:family="table-column">
      <style:table-column-properties style:column-width="2.097cm" style:rel-column-width="5346*"/>
    </style:style>
    <style:style style:name="Tabelle2.H" style:family="table-column">
      <style:table-column-properties style:column-width="1.857cm" style:rel-column-width="4734*"/>
    </style:style>
    <style:style style:name="Tabelle2.I" style:family="table-column">
      <style:table-column-properties style:column-width="2.155cm" style:rel-column-width="5494*"/>
    </style:style>
    <style:style style:name="Tabelle2.J" style:family="table-column">
      <style:table-column-properties style:column-width="1.797cm" style:rel-column-width="4581*"/>
    </style:style>
    <style:style style:name="Tabelle2.K" style:family="table-column">
      <style:table-column-properties style:column-width="2.06cm" style:rel-column-width="5251*"/>
    </style:style>
    <style:style style:name="Tabelle2.L" style:family="table-column">
      <style:table-column-properties style:column-width="1.831cm" style:rel-column-width="4667*"/>
    </style:style>
    <style:style style:name="Tabelle2.M" style:family="table-column">
      <style:table-column-properties style:column-width="2.051cm" style:rel-column-width="5231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J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4" style:family="table">
      <style:table-properties style:width="25.7cm" table:align="margins"/>
    </style:style>
    <style:style style:name="Tabelle4.A" style:family="table-column">
      <style:table-column-properties style:column-width="8.567cm" style:rel-column-width="21845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C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25.7cm" table:align="margins"/>
    </style:style>
    <style:style style:name="Tabelle6.A" style:family="table-column">
      <style:table-column-properties style:column-width="8.567cm" style:rel-column-width="21845*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C1" style:family="table-cell">
      <style:table-cell-properties fo:padding="0.097cm" fo:border="0.002cm solid #000000"/>
    </style:style>
    <style:style style:name="Tabelle6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elle6.C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style:font-name="Cardo"/>
    </style:style>
    <style:style style:name="P2" style:family="paragraph" style:parent-style-name="Standard">
      <style:text-properties style:font-name="Cardo" fo:background-color="transparent"/>
    </style:style>
    <style:style style:name="P3" style:family="paragraph" style:parent-style-name="Standard">
      <style:paragraph-properties fo:text-align="center" style:justify-single-word="false"/>
      <style:text-properties style:font-name="Cardo" fo:background-color="transparent"/>
    </style:style>
    <style:style style:name="P4" style:family="paragraph" style:parent-style-name="Standard">
      <style:paragraph-properties fo:text-align="center" style:justify-single-word="false"/>
      <style:text-properties style:font-name="Cardo" fo:font-size="18pt" fo:background-color="transparent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Cardo" fo:font-size="16pt" fo:font-style="normal" fo:background-color="#ffffff" style:font-size-asian="16pt" style:font-style-asian="normal" style:font-size-complex="16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Cardo" fo:font-size="16pt" fo:background-color="transparent" style:font-size-asian="16pt" style:font-size-complex="16pt"/>
    </style:style>
    <style:style style:name="P7" style:family="paragraph" style:parent-style-name="Standard">
      <style:text-properties style:font-name="Cardo" fo:font-size="16pt" style:text-underline-style="solid" style:text-underline-width="auto" style:text-underline-color="font-color" style:font-size-asian="16pt" style:font-size-complex="16pt"/>
    </style:style>
    <style:style style:name="P8" style:family="paragraph" style:parent-style-name="Standard">
      <style:text-properties style:font-name="Cardo" fo:background-color="#ffff00"/>
    </style:style>
    <style:style style:name="P9" style:family="paragraph" style:parent-style-name="Standard">
      <style:text-properties style:font-name="Cardo" fo:font-size="14pt" style:font-size-asian="14pt" style:font-size-complex="14pt"/>
    </style:style>
    <style:style style:name="P10" style:family="paragraph" style:parent-style-name="Standard">
      <style:text-properties style:font-name="Cardo" fo:font-size="14pt" style:text-underline-style="solid" style:text-underline-width="auto" style:text-underline-color="font-color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Cardo" fo:font-size="12pt" fo:background-color="transparent" style:font-size-asian="12pt" style:font-size-complex="12pt"/>
    </style:style>
    <style:style style:name="P12" style:family="paragraph" style:parent-style-name="Standard">
      <style:text-properties style:font-name="Cardo" fo:font-size="12pt" style:text-underline-style="solid" style:text-underline-width="auto" style:text-underline-color="font-color" style:font-size-asian="12pt" style:font-size-complex="12pt"/>
    </style:style>
    <style:style style:name="P13" style:family="paragraph" style:parent-style-name="Standard">
      <style:text-properties style:font-name="Cardo" style:text-underline-style="solid" style:text-underline-width="auto" style:text-underline-color="font-color"/>
    </style:style>
    <style:style style:name="P14" style:family="paragraph" style:parent-style-name="Standard">
      <style:text-properties style:font-name="Cardo" fo:background-color="#000000"/>
    </style:style>
    <style:style style:name="P15" style:family="paragraph" style:parent-style-name="Standard">
      <style:text-properties style:font-name="Cardo" fo:font-size="20pt" style:text-underline-style="solid" style:text-underline-width="auto" style:text-underline-color="font-color" style:font-size-asian="20pt" style:font-size-complex="20pt"/>
    </style:style>
    <style:style style:name="P16" style:family="paragraph" style:parent-style-name="Standard">
      <style:paragraph-properties fo:text-align="center" style:justify-single-word="false"/>
      <style:text-properties style:font-name="Cardo" fo:font-size="11pt" fo:font-style="normal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center" style:justify-single-word="false"/>
      <style:text-properties style:font-name="Cardo" fo:font-size="11pt" fo:font-style="normal" fo:background-color="transparent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center" style:justify-single-word="false"/>
      <style:text-properties fo:color="#ff3333" style:font-name="Cardo" fo:background-color="transparent"/>
    </style:style>
    <style:style style:name="P19" style:family="paragraph" style:parent-style-name="Standard">
      <style:paragraph-properties fo:text-align="center" style:justify-single-word="false"/>
      <style:text-properties fo:color="#ff3333" style:font-name="Cardo" fo:font-size="12pt" fo:background-color="transparent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fo:color="#ff3333" style:font-name="Cardo" fo:font-weight="bold" fo:background-color="transparent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style:use-window-font-color="true" style:font-name="Cardo" fo:font-size="12pt" fo:background-color="transparent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use-window-font-color="true" style:font-name="Cardo" fo:background-color="transparent"/>
    </style:style>
    <style:style style:name="P23" style:family="paragraph" style:parent-style-name="Standard">
      <style:paragraph-properties fo:text-align="center" style:justify-single-word="false"/>
      <style:text-properties fo:color="#000000" style:font-name="Cardo" fo:font-style="italic" fo:font-weight="normal" fo:background-color="transparent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000000" style:font-name="Cardo" fo:font-weight="normal" fo:background-color="transparent" style:font-weight-asian="normal" style:font-weight-complex="normal"/>
    </style:style>
    <style:style style:name="P25" style:family="paragraph" style:parent-style-name="Table_20_Contents">
      <style:text-properties style:font-name="Cardo"/>
    </style:style>
    <style:style style:name="P26" style:family="paragraph" style:parent-style-name="Table_20_Contents">
      <style:paragraph-properties fo:text-align="center" style:justify-single-word="false"/>
      <style:text-properties style:font-name="Cardo"/>
    </style:style>
    <style:style style:name="P27" style:family="paragraph" style:parent-style-name="Table_20_Contents">
      <style:paragraph-properties fo:text-align="center" style:justify-single-word="false"/>
      <style:text-properties style:font-name="Cardo" fo:font-style="normal" fo:font-weight="bold" style:font-style-asian="normal" style:font-weight-asian="bold" style:font-style-complex="normal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Cardo" fo:font-style="normal" fo:font-weight="bold" fo:background-color="transparent" style:font-style-asian="normal" style:font-weight-asian="bold" style:font-style-complex="normal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Cardo" fo:font-style="normal" fo:font-weight="normal" style:font-style-asian="normal" style:font-weight-asian="normal" style:font-style-complex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Cardo" fo:font-style="normal" fo:font-weight="normal" fo:background-color="transparent" style:font-style-asian="normal" style:font-weight-asian="normal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Cardo" fo:font-style="normal" style:font-style-asian="normal" style:font-style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Cardo" fo:font-style="normal" style:font-style-asian="normal" style:font-style-complex="normal"/>
    </style:style>
    <style:style style:name="P33" style:family="paragraph" style:parent-style-name="Table_20_Contents">
      <style:text-properties style:font-name="Cardo" fo:background-color="transparent"/>
    </style:style>
    <style:style style:name="P34" style:family="paragraph" style:parent-style-name="Table_20_Contents">
      <style:paragraph-properties fo:text-align="center" style:justify-single-word="false"/>
      <style:text-properties style:font-name="Cardo" fo:background-color="transparent"/>
    </style:style>
    <style:style style:name="P35" style:family="paragraph" style:parent-style-name="Table_20_Contents">
      <style:paragraph-properties fo:text-align="center" style:justify-single-word="false"/>
      <style:text-properties style:font-name="Cardo" fo:font-size="18pt" fo:background-color="transparent" style:font-size-asian="18pt" style:font-size-complex="18pt"/>
    </style:style>
    <style:style style:name="P36" style:family="paragraph" style:parent-style-name="Table_20_Contents">
      <style:paragraph-properties fo:text-align="start" style:justify-single-word="false"/>
      <style:text-properties style:font-name="Cardo"/>
    </style:style>
    <style:style style:name="P37" style:family="paragraph" style:parent-style-name="Table_20_Contents">
      <style:text-properties style:font-name="Cardo" fo:font-weight="bold" style:font-weight-asian="bold" style:font-weight-complex="bold"/>
    </style:style>
    <style:style style:name="P38" style:family="paragraph" style:parent-style-name="Table_20_Contents">
      <style:text-properties style:font-name="Cardo" fo:font-weight="bold" fo:background-color="transparent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Cardo" fo:font-size="12pt" fo:background-color="transparent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Cardo" fo:font-size="16pt" fo:background-color="transparent" style:font-size-asian="16pt" style:font-size-complex="16pt"/>
    </style:style>
    <style:style style:name="P41" style:family="paragraph" style:parent-style-name="Table_20_Contents">
      <style:paragraph-properties fo:text-align="center" style:justify-single-word="false"/>
      <style:text-properties style:font-name="Cardo" fo:font-size="16pt" fo:background-color="#ffffff" style:font-size-asian="16pt" style:font-size-complex="16pt"/>
    </style:style>
    <style:style style:name="P42" style:family="paragraph" style:parent-style-name="Table_20_Contents">
      <style:paragraph-properties fo:text-align="center" style:justify-single-word="false"/>
      <style:text-properties style:font-name="Cardo" fo:font-style="italic" fo:font-weight="normal" style:font-style-asian="italic" style:font-weight-asian="normal" style:font-style-complex="italic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Cardo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4" style:family="paragraph" style:parent-style-name="Table_20_Contents">
      <style:text-properties style:font-name="Cardo" fo:background-color="#ffff00"/>
    </style:style>
    <style:style style:name="P45" style:family="paragraph" style:parent-style-name="Table_20_Contents">
      <style:paragraph-properties fo:text-align="center" style:justify-single-word="false"/>
      <style:text-properties style:font-name="Cardo" fo:font-weight="normal" style:font-weight-asian="normal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Cardo" fo:font-weight="normal" fo:background-color="transparent" style:font-weight-asian="normal" style:font-weight-complex="normal"/>
    </style:style>
    <style:style style:name="P47" style:family="paragraph" style:parent-style-name="Table_20_Contents">
      <style:text-properties style:font-name="Cardo1" fo:background-color="transparent" style:font-name-asian="Cardo1" style:font-name-complex="Cardo1"/>
    </style:style>
    <style:style style:name="P48" style:family="paragraph" style:parent-style-name="Table_20_Contents">
      <style:paragraph-properties fo:text-align="center" style:justify-single-word="false"/>
      <style:text-properties style:use-window-font-color="true" style:font-name="Cardo"/>
    </style:style>
    <style:style style:name="P49" style:family="paragraph" style:parent-style-name="Table_20_Contents">
      <style:paragraph-properties fo:text-align="center" style:justify-single-word="false"/>
      <style:text-properties fo:color="#ff3333" style:font-name="Cardo" fo:font-size="18pt" fo:font-weight="bold" fo:background-color="transparent" style:font-size-asian="18pt" style:font-weight-asian="bold" style:font-size-complex="18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color="#000000" style:font-name="Cardo" fo:font-size="18pt" fo:font-weight="normal" fo:background-color="transparent" style:font-size-asian="18pt" style:font-weight-asian="normal" style:font-size-complex="18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fo:color="#000000" style:font-name="Cardo" fo:background-color="transparent"/>
    </style:style>
    <style:style style:name="P52" style:family="paragraph" style:parent-style-name="Standard">
      <style:paragraph-properties fo:background-color="transparent">
        <style:background-image/>
      </style:paragraph-properties>
      <style:text-properties style:font-name="Cardo" fo:background-color="transparent"/>
    </style:style>
    <style:style style:name="P53" style:family="paragraph" style:parent-style-name="Table_20_Contents">
      <style:paragraph-properties fo:text-align="center" style:justify-single-word="false" fo:background-color="#ffff00">
        <style:background-image/>
      </style:paragraph-properties>
      <style:text-properties style:font-name="Cardo"/>
    </style:style>
    <style:style style:name="P54" style:family="paragraph" style:parent-style-name="Table_20_Contents">
      <style:paragraph-properties fo:background-color="#000000">
        <style:background-image/>
      </style:paragraph-properties>
      <style:text-properties style:font-name="Cardo" fo:font-weight="bold" fo:background-color="transparent" style:font-weight-asian="bold" style:font-weight-complex="bold"/>
    </style:style>
    <style:style style:name="P55" style:family="paragraph" style:parent-style-name="Standard">
      <style:text-properties style:font-name="Cardo" fo:font-size="14pt" style:text-underline-style="solid" style:text-underline-width="auto" style:text-underline-color="font-color" style:font-size-asian="14pt" style:font-size-complex="14pt"/>
    </style:style>
    <style:style style:name="P56" style:family="paragraph" style:parent-style-name="Standard">
      <style:text-properties style:font-name="Cardo" fo:font-size="12pt" style:text-underline-style="solid" style:text-underline-width="auto" style:text-underline-color="font-color" style:font-size-asian="12pt" style:font-size-complex="12pt"/>
    </style:style>
    <style:style style:name="P57" style:family="paragraph" style:parent-style-name="Standard">
      <style:text-properties style:font-name="Cardo" fo:background-color="transparent"/>
    </style:style>
    <style:style style:name="P58" style:family="paragraph" style:parent-style-name="Standard">
      <style:text-properties style:font-name="Cardo" fo:font-style="normal" fo:font-weight="bold" style:font-style-asian="normal" style:font-weight-asian="bold" style:font-style-complex="normal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Cardo" fo:font-style="normal" fo:font-weight="bold" fo:background-color="transparent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fo:font-weight="bold" fo:background-color="#ddddd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background-color="#ffcc00"/>
    </style:style>
    <style:style style:name="T6" style:family="text">
      <style:text-properties style:font-name="Cardo1" style:font-name-asian="Cardo1" style:font-name-complex="Cardo1"/>
    </style:style>
    <style:style style:name="T7" style:family="text">
      <style:text-properties style:font-name="Cardo1" fo:font-style="normal" style:font-name-asian="Cardo1" style:font-style-asian="normal" style:font-name-complex="Cardo1" style:font-style-complex="normal"/>
    </style:style>
    <style:style style:name="T8" style:family="text">
      <style:text-properties style:font-name="Cardo1" fo:font-weight="bold" style:font-name-asian="Cardo1" style:font-weight-asian="bold" style:font-name-complex="Cardo1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fo:background-color="transparent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use-window-font-color="true"/>
    </style:style>
    <style:style style:name="T15" style:family="text">
      <style:text-properties fo:background-color="#ccffcc"/>
    </style:style>
    <style:style style:name="T16" style:family="text">
      <style:text-properties style:text-position="super 58%"/>
    </style:style>
    <style:style style:name="T17" style:family="text">
      <style:text-properties style:font-name-asian="Cardo1" style:font-name-complex="Cardo1"/>
    </style:style>
    <style:style style:name="T18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9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0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8">https://en.wikipedia.org/wiki/German_conjugation</text:p>
      <text:p text:style-name="P8">https://en.wiktionary.org/wiki/sehen</text:p>
      <text:p text:style-name="P8">https://en.wikipedia.org/wiki/Grammatical_mood</text:p>
      <text:p text:style-name="P8">https://de.wikipedia.org/wiki/Konjunktiv#:~:text=7%20Einzelnachweise-,Konjunktiv%20I,%2D%C2%B4%2C%20lautgesetzlich%20verallgemeinert%20german.</text:p>
      <text:p text:style-name="P8">etc.</text:p>
      <text:p text:style-name="P1"/>
      <text:p text:style-name="P10"/>
      <text:p text:style-name="P10"/>
      <text:p text:style-name="P10"/>
      <text:p text:style-name="P1"/>
      <text:p text:style-name="P1"/>
      <text:p text:style-name="P1"/>
      <text:p text:style-name="P1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<text:soft-page-break/>How to learn German verbs</text:p>
      <text:p text:style-name="P10"/>
      <text:p text:style-name="P10">The one form that you need to learn for every "weak" verb (i.e. regular verb)</text:p>
      <text:p text:style-name="P1"/>
      <text:p text:style-name="P1">For every "weak" verb (i.e. regular verb), you only need to learn the INFINITIVE. From the INFINITIVE, you can derive ...</text:p>
      <text:p text:style-name="P1"/>
      <table:table table:name="Tabelle9" table:style-name="Tabelle9">
        <table:table-column table:style-name="Tabelle9.A"/>
        <table:table-column table:style-name="Tabelle9.B"/>
        <table:table-column table:style-name="Tabelle9.C"/>
        <table:table-row>
          <table:table-cell table:style-name="Tabelle9.A1" office:value-type="string">
            <text:p text:style-name="P26"/>
            <text:p text:style-name="P26">derived form</text:p>
          </table:table-cell>
          <table:table-cell table:style-name="Tabelle9.A1" office:value-type="string">
            <text:p text:style-name="P26"/>
            <text:p text:style-name="P26">formula</text:p>
          </table:table-cell>
          <table:table-cell table:style-name="Tabelle9.C1" office:value-type="string">
            <text:p text:style-name="P26">abbreviated name for the preceding formula</text:p>
          </table:table-cell>
        </table:table-row>
        <table:table-row>
          <table:table-cell table:style-name="Tabelle9.A2" office:value-type="string">
            <text:p text:style-name="P36">... the present stem, as well as the imperative 2nd person singular</text:p>
          </table:table-cell>
          <table:table-cell table:style-name="Tabelle9.A2" office:value-type="string">
            <text:p text:style-name="P36">INFINITIVE - en,</text:p>
            <text:p text:style-name="P36"><text:span text:style-name="T9">or</text:span> (!) INFINITIVE - n,<text:span text:style-name="T9"> if the INFINITIVE doesn't end in -en</text:span></text:p>
          </table:table-cell>
          <table:table-cell table:style-name="Tabelle9.C2" office:value-type="string">
            <text:p text:style-name="P36">PRS/IMP</text:p>
          </table:table-cell>
        </table:table-row>
        <table:table-row>
          <table:table-cell table:style-name="Tabelle9.A3" office:value-type="string">
            <text:p text:style-name="P36">... the preterite stem, as well as the conditional II stem</text:p>
          </table:table-cell>
          <table:table-cell table:style-name="Tabelle9.A3" office:value-type="string">
            <text:p text:style-name="P36">PRS/IMP + t</text:p>
            <text:p text:style-name="P36"><text:span text:style-name="T9">or</text:span> (!) PRS/IMP + et, <text:span text:style-name="T9">if PRS/IMP ends in d, t, or in more than one consonant</text:span></text:p>
            <text:p text:style-name="P36">= INFINITIVE - (e)n + (e)t</text:p>
          </table:table-cell>
          <table:table-cell table:style-name="Tabelle9.C3" office:value-type="string">
            <text:p text:style-name="P36">PRT/CO2</text:p>
          </table:table-cell>
        </table:table-row>
        <table:table-row>
          <table:table-cell table:style-name="Tabelle9.A4" office:value-type="string">
            <text:p text:style-name="P36">... the past participle with its auxiliary verb in infinitive form</text:p>
          </table:table-cell>
          <table:table-cell table:style-name="Tabelle9.A4" office:value-type="string">
            <text:p text:style-name="P36">ge + PRT/CO2 haben</text:p>
            <text:p text:style-name="P36">= ge + INFINITIVE - (e)n + (e)t haben</text:p>
          </table:table-cell>
          <table:table-cell table:style-name="Tabelle9.C4" office:value-type="string">
            <text:p text:style-name="P36">PPC</text:p>
          </table:table-cell>
        </table:table-row>
      </table:table>
      <text:p text:style-name="P1"/>
      <text:p text:style-name="P9">Some examples of "weak" verbs (i.e. regular verbs)</text:p>
      <table:table table:name="Tabelle11" table:style-name="Tabelle11">
        <table:table-column table:style-name="Tabelle11.A"/>
        <table:table-column table:style-name="Tabelle11.B"/>
        <table:table-column table:style-name="Tabelle11.C"/>
        <table:table-column table:style-name="Tabelle11.D"/>
        <table:table-row table:style-name="Tabelle11.1">
          <table:table-cell table:style-name="Tabelle11.A1" office:value-type="string">
            <text:p text:style-name="P26">INFINITIVE</text:p>
          </table:table-cell>
          <table:table-cell table:style-name="Tabelle11.B1" office:value-type="string">
            <text:p text:style-name="P26">PRS/IMP</text:p>
          </table:table-cell>
          <table:table-cell table:style-name="Tabelle11.C1" office:value-type="string">
            <text:p text:style-name="P26">PRT/CO2</text:p>
          </table:table-cell>
          <table:table-cell table:style-name="Tabelle11.D1" office:value-type="string">
            <text:p text:style-name="P26">PPC</text:p>
          </table:table-cell>
        </table:table-row>
        <table:table-row>
          <table:table-cell table:style-name="Tabelle11.A2" office:value-type="string">
            <text:p text:style-name="P25">fragen "to ask"</text:p>
          </table:table-cell>
          <table:table-cell table:style-name="Tabelle11.B2" office:value-type="string">
            <text:p text:style-name="P25">frag</text:p>
          </table:table-cell>
          <table:table-cell table:style-name="Tabelle11.C2" office:value-type="string">
            <text:p text:style-name="P25">fragt</text:p>
          </table:table-cell>
          <table:table-cell table:style-name="Tabelle11.D2" office:value-type="string">
            <text:p text:style-name="P36">gefragt haben "to have asked"</text:p>
          </table:table-cell>
        </table:table-row>
        <table:table-row>
          <table:table-cell table:style-name="Tabelle11.A2" office:value-type="string">
            <text:p text:style-name="P25">lieben "to love"</text:p>
          </table:table-cell>
          <table:table-cell table:style-name="Tabelle11.B2" office:value-type="string">
            <text:p text:style-name="P25">lieb</text:p>
          </table:table-cell>
          <table:table-cell table:style-name="Tabelle11.C2" office:value-type="string">
            <text:p text:style-name="P25">liebt</text:p>
          </table:table-cell>
          <table:table-cell table:style-name="Tabelle11.D2" office:value-type="string">
            <text:p text:style-name="P36">geliebt haben "to have loved"</text:p>
          </table:table-cell>
        </table:table-row>
        <table:table-row>
          <table:table-cell table:style-name="Tabelle11.A2" office:value-type="string">
            <text:p text:style-name="P25">ordnen "to bring in order"</text:p>
          </table:table-cell>
          <table:table-cell table:style-name="Tabelle11.B2" office:value-type="string">
            <text:p text:style-name="P25">ordn</text:p>
          </table:table-cell>
          <table:table-cell table:style-name="Tabelle11.C2" office:value-type="string">
            <text:p text:style-name="P25">ordnet (!), instead of <text:span text:style-name="T7">‡</text:span>ordnt</text:p>
          </table:table-cell>
          <table:table-cell table:style-name="Tabelle11.D2" office:value-type="string">
            <text:p text:style-name="P36">geordnet haben "to have brought in order"</text:p>
          </table:table-cell>
        </table:table-row>
        <table:table-row>
          <table:table-cell table:style-name="Tabelle11.A2" office:value-type="string">
            <text:p text:style-name="P25">arbeiten "to work"</text:p>
          </table:table-cell>
          <table:table-cell table:style-name="Tabelle11.B2" office:value-type="string">
            <text:p text:style-name="P25">arbeit</text:p>
          </table:table-cell>
          <table:table-cell table:style-name="Tabelle11.C2" office:value-type="string">
            <text:p text:style-name="P25">arbeitet (!), instead of <text:span text:style-name="T6">‡</text:span>arbeitt</text:p>
          </table:table-cell>
          <table:table-cell table:style-name="Tabelle11.D2" office:value-type="string">
            <text:p text:style-name="P36">gearbeitet haben "to have worked"</text:p>
          </table:table-cell>
        </table:table-row>
        <table:table-row>
          <table:table-cell table:style-name="Tabelle11.A2" office:value-type="string">
            <text:p text:style-name="P25">handeln "to trade, to act"</text:p>
          </table:table-cell>
          <table:table-cell table:style-name="Tabelle11.B2" office:value-type="string">
            <text:p text:style-name="P25">handel (!)</text:p>
          </table:table-cell>
          <table:table-cell table:style-name="Tabelle11.C2" office:value-type="string">
            <text:p text:style-name="P25">handelt</text:p>
          </table:table-cell>
          <table:table-cell table:style-name="Tabelle11.D2" office:value-type="string">
            <text:p text:style-name="P36">gehandelt haben "to have traded, to have acted"</text:p>
          </table:table-cell>
        </table:table-row>
      </table:table>
      <text:p text:style-name="P1"/>
      <text:p text:style-name="P1">Using these derived forms, you can form all other forms of a "weak" verb (i.e. regular verb).</text:p>
      <text:p text:style-name="P10"><text:soft-page-break/>The non-synthetic tenses and moods of the "weak" verb, i.e. the tenses and moods being formed by merely altering the form of the verb itself</text:p>
      <table:table table:name="Tabelle10" table:style-name="Tabelle10">
        <table:table-column table:style-name="Tabelle10.A" table:number-columns-repeated="4"/>
        <table:table-column table:style-name="Tabelle10.E"/>
        <table:table-column table:style-name="Tabelle10.A" table:number-columns-repeated="3"/>
        <table:table-column table:style-name="Tabelle10.I"/>
        <table:table-row>
          <table:table-cell table:style-name="Tabelle10.A1" office:value-type="string">
            <text:p text:style-name="P26"/>
          </table:table-cell>
          <table:table-cell table:style-name="Tabelle10.A1" office:value-type="string">
            <text:p text:style-name="P26"/>
          </table:table-cell>
          <table:table-cell table:style-name="Tabelle10.A1" table:number-columns-spanned="4" office:value-type="string">
            <text:p text:style-name="P26">singular</text:p>
          </table:table-cell>
          <table:covered-table-cell/>
          <table:covered-table-cell/>
          <table:covered-table-cell/>
          <table:table-cell table:style-name="Tabelle10.G1" table:number-columns-spanned="3" office:value-type="string">
            <text:p text:style-name="P26">plural</text:p>
          </table:table-cell>
          <table:covered-table-cell/>
          <table:covered-table-cell/>
        </table:table-row>
        <table:table-row>
          <table:table-cell table:style-name="Tabelle10.A2" office:value-type="string">
            <text:p text:style-name="P26"/>
          </table:table-cell>
          <table:table-cell table:style-name="Tabelle10.A2" office:value-type="string">
            <text:p text:style-name="P26">person:</text:p>
          </table:table-cell>
          <table:table-cell table:style-name="Tabelle10.A2" office:value-type="string">
            <text:p text:style-name="P26">1st</text:p>
          </table:table-cell>
          <table:table-cell table:style-name="Tabelle10.A2" office:value-type="string">
            <text:p text:style-name="P32">2nd</text:p>
          </table:table-cell>
          <table:table-cell table:style-name="Tabelle10.A2" office:value-type="string">
            <text:p text:style-name="P48">2nd <text:span text:style-name="T1">polite</text:span></text:p>
          </table:table-cell>
          <table:table-cell table:style-name="Tabelle10.A2" office:value-type="string">
            <text:p text:style-name="P26">3rd</text:p>
          </table:table-cell>
          <table:table-cell table:style-name="Tabelle10.A2" office:value-type="string">
            <text:p text:style-name="P26">1st</text:p>
          </table:table-cell>
          <table:table-cell table:style-name="Tabelle10.A2" office:value-type="string">
            <text:p text:style-name="P26">2nd</text:p>
          </table:table-cell>
          <table:table-cell table:style-name="Tabelle10.I2" office:value-type="string">
            <text:p text:style-name="P48">3rd</text:p>
          </table:table-cell>
        </table:table-row>
        <table:table-row>
          <table:table-cell table:style-name="Tabelle10.A2" office:value-type="string">
            <text:p text:style-name="P26">tense or mood</text:p>
          </table:table-cell>
          <table:table-cell table:style-name="Tabelle10.A2" office:value-type="string">
            <text:p text:style-name="P26">meaning of the tense or mood</text:p>
          </table:table-cell>
          <table:table-cell table:style-name="Tabelle10.A2" office:value-type="string">
            <text:p text:style-name="P26">ich</text:p>
            <text:p text:style-name="P26">"I"</text:p>
          </table:table-cell>
          <table:table-cell table:style-name="Tabelle10.A2" office:value-type="string">
            <text:p text:style-name="P26">du </text:p>
            <text:p text:style-name="P26">"you<text:span text:style-name="T13">, </text:span><text:span text:style-name="T7">†</text:span><text:span text:style-name="T13">thou"</text:span></text:p>
          </table:table-cell>
          <table:table-cell table:style-name="Tabelle10.A2" office:value-type="string">
            <text:p text:style-name="P48">Sie</text:p>
            <text:p text:style-name="P48">"you"</text:p>
          </table:table-cell>
          <table:table-cell table:style-name="Tabelle10.A2" office:value-type="string">
            <text:p text:style-name="P26">er, <text:span text:style-name="T14">sie</text:span>, es</text:p>
            <text:p text:style-name="P26">"he, she, it"</text:p>
          </table:table-cell>
          <table:table-cell table:style-name="Tabelle10.A2" office:value-type="string">
            <text:p text:style-name="P26">wir</text:p>
            <text:p text:style-name="P26">"we"</text:p>
          </table:table-cell>
          <table:table-cell table:style-name="Tabelle10.A2" office:value-type="string">
            <text:p text:style-name="P26">ihr</text:p>
            <text:p text:style-name="P26">"you"</text:p>
          </table:table-cell>
          <table:table-cell table:style-name="Tabelle10.I2" office:value-type="string">
            <text:p text:style-name="P48">sie</text:p>
            <text:p text:style-name="P48">"they"</text:p>
          </table:table-cell>
        </table:table-row>
        <table:table-row>
          <table:table-cell table:style-name="Tabelle10.A2" office:value-type="string">
            <text:p text:style-name="P29">present</text:p>
            <text:p text:style-name="P27">imperative</text:p>
          </table:table-cell>
          <table:table-cell table:style-name="Tabelle10.A2" office:value-type="string">
            <text:p text:style-name="P26">"Walk!"</text:p>
          </table:table-cell>
          <table:table-cell table:style-name="Tabelle10.C4" office:value-type="string">
            <text:p text:style-name="P39"/>
          </table:table-cell>
          <table:table-cell table:style-name="Tabelle10.D4" office:value-type="string">
            <text:p text:style-name="P11">PRS/IMP</text:p>
            <text:p text:style-name="P11">+</text:p>
            <text:p text:style-name="P5">(e)<text:note text:id="ftn1" text:note-class="footnote"><text:note-citation>1</text:note-citation><text:note-body><text:p text:style-name="P31"><text:s/>Add this e, if PRS/IMP ends in d, t, or in more than one consonant.</text:p></text:note-body></text:note></text:p>
          </table:table-cell>
          <table:table-cell table:style-name="Tabelle10.E4" office:value-type="string">
            <text:p text:style-name="P21"/>
            <text:p text:style-name="P21">INFINITIVE</text:p>
          </table:table-cell>
          <table:table-cell table:style-name="Tabelle10.C4" office:value-type="string">
            <text:p text:style-name="P39"/>
          </table:table-cell>
          <table:table-cell table:style-name="Tabelle10.C4" office:value-type="string">
            <text:p text:style-name="P39"/>
          </table:table-cell>
          <table:table-cell table:style-name="Tabelle10.D4" office:value-type="string">
            <text:p text:style-name="P39">PRS/IMP </text:p>
            <text:p text:style-name="P39">+</text:p>
            <text:p text:style-name="P41">(e)<text:span text:style-name="T16">1</text:span>t</text:p>
          </table:table-cell>
          <table:table-cell table:style-name="Tabelle10.I4" office:value-type="string">
            <text:p text:style-name="P19"/>
          </table:table-cell>
        </table:table-row>
        <table:table-row>
          <table:table-cell table:style-name="Tabelle10.A2" office:value-type="string">
            <text:p text:style-name="P27">present</text:p>
            <text:p text:style-name="P29">indicative</text:p>
          </table:table-cell>
          <table:table-cell table:style-name="Tabelle10.A2" office:value-type="string">
            <text:p text:style-name="P26">"I walk."</text:p>
            <text:p text:style-name="P26">"I am walking."</text:p>
          </table:table-cell>
          <table:table-cell table:style-name="Tabelle10.D4" office:value-type="string">
            <text:p text:style-name="P39">PRS/IMP </text:p>
            <text:p text:style-name="P39">+</text:p>
            <text:p text:style-name="P40">e</text:p>
          </table:table-cell>
          <table:table-cell table:style-name="Tabelle10.D4" office:value-type="string">
            <text:p text:style-name="P11">PRS/IMP</text:p>
            <text:p text:style-name="P39">+</text:p>
            <text:p text:style-name="P41">(e)<text:span text:style-name="T16">1</text:span>st</text:p>
          </table:table-cell>
          <table:table-cell table:style-name="Tabelle10.E4" office:value-type="string">
            <text:p text:style-name="P21"/>
            <text:p text:style-name="P21">INFINITIVE</text:p>
          </table:table-cell>
          <table:table-cell table:style-name="Tabelle10.D4" office:value-type="string">
            <text:p text:style-name="P11">PRS/IMP</text:p>
            <text:p text:style-name="P39">+</text:p>
            <text:p text:style-name="P41">(e)<text:span text:style-name="T16">1</text:span>t</text:p>
          </table:table-cell>
          <table:table-cell table:style-name="Tabelle10.E4" office:value-type="string">
            <text:p text:style-name="P21"/>
            <text:p text:style-name="P21">INFINITIVE</text:p>
          </table:table-cell>
          <table:table-cell table:style-name="Tabelle10.D4" office:value-type="string">
            <text:p text:style-name="P11">PRS/IMP</text:p>
            <text:p text:style-name="P39">+</text:p>
            <text:p text:style-name="P41">(e)<text:span text:style-name="T16">1</text:span>t</text:p>
          </table:table-cell>
          <table:table-cell table:style-name="Tabelle10.I5" office:value-type="string">
            <text:p text:style-name="P21"/>
            <text:p text:style-name="P21">INFINITIVE</text:p>
          </table:table-cell>
        </table:table-row>
        <table:table-row>
          <table:table-cell table:style-name="Tabelle10.A6" office:value-type="string">
            <text:p text:style-name="P27">conditional I <text:span text:style-name="T4">(present subjunctive)</text:span></text:p>
          </table:table-cell>
          <table:table-cell table:style-name="Tabelle10.A6" office:value-type="string">
            <text:p text:style-name="P53">TO BE DONE</text:p>
            <text:p text:style-name="P53"/>
          </table:table-cell>
          <table:table-cell table:style-name="Tabelle10.D4" office:value-type="string">
            <text:p text:style-name="P11">PRS/IMP</text:p>
            <text:p text:style-name="P39">+</text:p>
            <text:p text:style-name="P40">e</text:p>
          </table:table-cell>
          <table:table-cell table:style-name="Tabelle10.D4" office:value-type="string">
            <text:p text:style-name="P11">PRS/IMP</text:p>
            <text:p text:style-name="P39">+</text:p>
            <text:p text:style-name="P40">est</text:p>
          </table:table-cell>
          <table:table-cell table:style-name="Tabelle10.E4" office:value-type="string">
            <text:p text:style-name="P21"/>
            <text:p text:style-name="P21">INFINITIVE</text:p>
          </table:table-cell>
          <table:table-cell table:style-name="Tabelle10.D4" office:value-type="string">
            <text:p text:style-name="P11">PRS/IMP</text:p>
            <text:p text:style-name="P39">+</text:p>
            <text:p text:style-name="P40">e</text:p>
          </table:table-cell>
          <table:table-cell table:style-name="Tabelle10.E4" office:value-type="string">
            <text:p text:style-name="P21"/>
            <text:p text:style-name="P21">INFINITIVE</text:p>
          </table:table-cell>
          <table:table-cell table:style-name="Tabelle10.D4" office:value-type="string">
            <text:p text:style-name="P11">PRS/IMP</text:p>
            <text:p text:style-name="P39">+</text:p>
            <text:p text:style-name="P40">et</text:p>
          </table:table-cell>
          <table:table-cell table:style-name="Tabelle10.I5" office:value-type="string">
            <text:p text:style-name="P21"/>
            <text:p text:style-name="P21">INFINITIVE</text:p>
          </table:table-cell>
        </table:table-row>
        <table:table-row>
          <table:table-cell table:style-name="Tabelle10.A6" office:value-type="string">
            <text:p text:style-name="P27">preterite</text:p>
            <text:p text:style-name="P27"><text:span text:style-name="T4">(imperfect)</text:span> <text:span text:style-name="T4">indicative</text:span></text:p>
          </table:table-cell>
          <table:table-cell table:style-name="Tabelle10.A6" office:value-type="string">
            <text:p text:style-name="P26">"I walked."</text:p>
          </table:table-cell>
          <table:table-cell table:style-name="Tabelle10.C7" office:value-type="string">
            <text:p text:style-name="P11">PRT/CO2</text:p>
            <text:p text:style-name="P39">+</text:p>
            <text:p text:style-name="P6">e</text:p>
          </table:table-cell>
          <table:table-cell table:style-name="Tabelle10.C7" office:value-type="string">
            <text:p text:style-name="P11">PRT/CO2</text:p>
            <text:p text:style-name="P39">+</text:p>
            <text:p text:style-name="P40">est</text:p>
          </table:table-cell>
          <table:table-cell table:style-name="Tabelle10.C7" office:value-type="string">
            <text:p text:style-name="P11">PRT/CO2</text:p>
            <text:p text:style-name="P39">+</text:p>
            <text:p text:style-name="P40">en</text:p>
          </table:table-cell>
          <table:table-cell table:style-name="Tabelle10.C7" office:value-type="string">
            <text:p text:style-name="P11">PRT/CO2</text:p>
            <text:p text:style-name="P39">+</text:p>
            <text:p text:style-name="P6">e</text:p>
          </table:table-cell>
          <table:table-cell table:style-name="Tabelle10.C7" office:value-type="string">
            <text:p text:style-name="P11">PRT/CO2</text:p>
            <text:p text:style-name="P39">+</text:p>
            <text:p text:style-name="P40">en</text:p>
          </table:table-cell>
          <table:table-cell table:style-name="Tabelle10.C7" office:value-type="string">
            <text:p text:style-name="P11">PRT/CO2</text:p>
            <text:p text:style-name="P39">+</text:p>
            <text:p text:style-name="P40">et</text:p>
          </table:table-cell>
          <table:table-cell table:style-name="Tabelle10.I7" office:value-type="string">
            <text:p text:style-name="P11">PRT/CO2</text:p>
            <text:p text:style-name="P39">+</text:p>
            <text:p text:style-name="P40">en</text:p>
          </table:table-cell>
        </table:table-row>
        <table:table-row>
          <table:table-cell table:style-name="Tabelle10.A6" office:value-type="string">
            <text:p text:style-name="P27">conditional II</text:p>
            <text:p text:style-name="P29">(preterite subjunctive)</text:p>
          </table:table-cell>
          <table:table-cell table:style-name="Tabelle10.A6" office:value-type="string">
            <text:p text:style-name="P26">"I would walk."</text:p>
          </table:table-cell>
          <table:table-cell table:style-name="Tabelle10.C7" office:value-type="string">
            <text:p text:style-name="P11">PRT/CO2</text:p>
            <text:p text:style-name="P39">+</text:p>
            <text:p text:style-name="P40">e</text:p>
          </table:table-cell>
          <table:table-cell table:style-name="Tabelle10.C7" office:value-type="string">
            <text:p text:style-name="P11">PRT/CO2</text:p>
            <text:p text:style-name="P39">+</text:p>
            <text:p text:style-name="P40">est</text:p>
          </table:table-cell>
          <table:table-cell table:style-name="Tabelle10.C7" office:value-type="string">
            <text:p text:style-name="P11">PRT/CO2</text:p>
            <text:p text:style-name="P11">+</text:p>
            <text:p text:style-name="P6">en</text:p>
          </table:table-cell>
          <table:table-cell table:style-name="Tabelle10.C7" office:value-type="string">
            <text:p text:style-name="P11">PRT/CO2</text:p>
            <text:p text:style-name="P11">+</text:p>
            <text:p text:style-name="P6">e</text:p>
          </table:table-cell>
          <table:table-cell table:style-name="Tabelle10.C7" office:value-type="string">
            <text:p text:style-name="P11">PRT/CO2</text:p>
            <text:p text:style-name="P11">+</text:p>
            <text:p text:style-name="P6">en</text:p>
          </table:table-cell>
          <table:table-cell table:style-name="Tabelle10.C7" office:value-type="string">
            <text:p text:style-name="P11">PRT/CO2</text:p>
            <text:p text:style-name="P39">+</text:p>
            <text:p text:style-name="P40">et</text:p>
          </table:table-cell>
          <table:table-cell table:style-name="Tabelle10.I7" office:value-type="string">
            <text:p text:style-name="P11">PRT/CO2</text:p>
            <text:p text:style-name="P11">+</text:p>
            <text:p text:style-name="P6">en</text:p>
          </table:table-cell>
        </table:table-row>
      </table:table>
      <text:p text:style-name="P12"><text:soft-page-break/>General remarks on the use of these forms</text:p>
      <text:p text:style-name="P8"/>
      <text:p text:style-name="P2">1. Almost all forms must be preceded by the corresponding pronoun or noun. E. g. <text:span text:style-name="T9">ich frage</text:span>, etc.</text:p>
      <text:p text:style-name="P2">2. <text:span text:style-name="T1">Exceptions</text:span> to this are:</text:p>
      <text:p text:style-name="P2">2.1. The imperative 2nd person singular and plural is used without a corresponding pronoun or noun: <text:span text:style-name="T9">Frag! Fragt! </text:span>Etc.</text:p>
      <text:p text:style-name="P2">2.2. The <text:span text:style-name="T1">polite</text:span> imperative 2nd person singular is followed by the corresponding pronoun: <text:span text:style-name="T9">Fragen Sie!</text:span></text:p>
      <text:p text:style-name="P1"/>
      <text:p text:style-name="P12">Tricks for every day speech</text:p>
      <text:p text:style-name="P1"/>
      <text:p text:style-name="P1">1. The <text:span text:style-name="T3">conditional I</text:span><text:span text:style-name="T12"> </text:span>can be freely replaced with the <text:span text:style-name="T1">present </text:span><text:span text:style-name="T4">indicative</text:span>.</text:p>
      <text:p text:style-name="P1">2. The <text:span text:style-name="T3">preterite</text:span> can be freely replaced with the <text:span text:style-name="T1">present</text:span> <text:span text:style-name="T1">perfect</text:span>. (See the <text:span text:style-name="T9">synthetic</text:span> tenses and moods below.)</text:p>
      <text:p text:style-name="P1">3. The <text:span text:style-name="T3">conditional II</text:span> can be freely replaced with the <text:span text:style-name="T1">conditional III</text:span>. (See the <text:span text:style-name="T9">synthetic</text:span> tenses and moods below.)</text:p>
      <text:p text:style-name="P1"/>
      <text:p text:style-name="P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text:soft-page-break/>The five forms that you need to learn for every "strong" verb (i.e. irregular verb)</text:p>
      <text:p text:style-name="P1"/>
      <table:table table:name="Tabelle12" table:style-name="Tabelle12">
        <table:table-column table:style-name="Tabelle12.A"/>
        <table:table-column table:style-name="Tabelle12.B"/>
        <table:table-column table:style-name="Tabelle12.C"/>
        <table:table-row>
          <table:table-cell table:style-name="Tabelle12.A1" office:value-type="string">
            <text:p text:style-name="P32">form or <text:span text:style-name="T6">※ </text:span>derived form</text:p>
          </table:table-cell>
          <table:table-cell table:style-name="Tabelle12.A1" office:value-type="string">
            <text:p text:style-name="P32">formula</text:p>
          </table:table-cell>
          <table:table-cell table:style-name="Tabelle12.C1" office:value-type="string">
            <text:p text:style-name="P32">abbreviated name for the preceding formula</text:p>
          </table:table-cell>
        </table:table-row>
        <table:table-row>
          <table:table-cell table:style-name="Tabelle12.A2" office:value-type="string">
            <text:p text:style-name="P36">the INFINITIVE</text:p>
          </table:table-cell>
          <table:table-cell table:style-name="Tabelle12.B2" office:value-type="string">
            <text:p text:style-name="P31"/>
          </table:table-cell>
          <table:table-cell table:style-name="Tabelle12.C2" office:value-type="string">
            <text:p text:style-name="P36"/>
          </table:table-cell>
        </table:table-row>
        <table:table-row>
          <table:table-cell table:style-name="Tabelle12.A3" office:value-type="string">
            <text:p text:style-name="P36"><text:span text:style-name="T6">※ </text:span>the present stem 1</text:p>
          </table:table-cell>
          <table:table-cell table:style-name="Tabelle12.A3" office:value-type="string">
            <text:p text:style-name="P36">INFINITIVE - en</text:p>
          </table:table-cell>
          <table:table-cell table:style-name="Tabelle12.C3" office:value-type="string">
            <text:p text:style-name="P36">PRS1</text:p>
          </table:table-cell>
        </table:table-row>
        <table:table-row>
          <table:table-cell table:style-name="Tabelle12.A4" office:value-type="string">
            <text:p text:style-name="P36">the present stem 2</text:p>
          </table:table-cell>
          <table:table-cell table:style-name="Tabelle12.A4" office:value-type="string">
            <text:p text:style-name="P36">present indicative 3rd person singular - t</text:p>
          </table:table-cell>
          <table:table-cell table:style-name="Tabelle12.C4" office:value-type="string">
            <text:p text:style-name="P36">PRS2</text:p>
          </table:table-cell>
        </table:table-row>
        <table:table-row>
          <table:table-cell table:style-name="Tabelle12.A5" office:value-type="string">
            <text:p text:style-name="P36">the imperative 2nd person singular</text:p>
          </table:table-cell>
          <table:table-cell table:style-name="Tabelle12.B2" office:value-type="string">
            <text:p text:style-name="P36"/>
          </table:table-cell>
          <table:table-cell table:style-name="Tabelle12.C5" office:value-type="string">
            <text:p text:style-name="P36">IMP</text:p>
          </table:table-cell>
        </table:table-row>
        <table:table-row>
          <table:table-cell table:style-name="Tabelle12.A6" office:value-type="string">
            <text:p text:style-name="P36">the preterite stem</text:p>
          </table:table-cell>
          <table:table-cell table:style-name="Tabelle12.A6" office:value-type="string">
            <text:p text:style-name="P36">preterite indicative 3rd person singular</text:p>
          </table:table-cell>
          <table:table-cell table:style-name="Tabelle12.C6" office:value-type="string">
            <text:p text:style-name="P36">PRT</text:p>
          </table:table-cell>
        </table:table-row>
        <table:table-row>
          <table:table-cell table:style-name="Tabelle12.A7" office:value-type="string">
            <text:p text:style-name="P36"><text:span text:style-name="T6">※</text:span> the conditional II stem</text:p>
          </table:table-cell>
          <table:table-cell table:style-name="Tabelle12.A7" office:value-type="string">
            <text:p text:style-name="P36">PRT + ¨ on the vowel, <text:span text:style-name="T9">if the vowel is a, o, or u</text:span></text:p>
            <text:p text:style-name="P36"><text:span text:style-name="T9">otherwise just </text:span><text:span text:style-name="T13">PRT</text:span></text:p>
          </table:table-cell>
          <table:table-cell table:style-name="Tabelle12.C7" office:value-type="string">
            <text:p text:style-name="P36">CO2</text:p>
          </table:table-cell>
        </table:table-row>
        <table:table-row>
          <table:table-cell table:style-name="Tabelle12.A8" office:value-type="string">
            <text:p text:style-name="P36">the past participle with its auxiliary verb in infinitive form</text:p>
          </table:table-cell>
          <table:table-cell table:style-name="Tabelle12.B2" office:value-type="string">
            <text:p text:style-name="P36"/>
          </table:table-cell>
          <table:table-cell table:style-name="Tabelle12.C8" office:value-type="string">
            <text:p text:style-name="P36">PPC</text:p>
          </table:table-cell>
        </table:table-row>
      </table:table>
      <text:p text:style-name="P1"/>
      <text:p text:style-name="P9">Some examples of "strong verbs" (i.e. irregular verbs)</text:p>
      <table:table table:name="Tabelle14" table:style-name="Tabelle14">
        <table:table-column table:style-name="Tabelle14.A"/>
        <table:table-column table:style-name="Tabelle14.B"/>
        <table:table-column table:style-name="Tabelle14.C"/>
        <table:table-column table:style-name="Tabelle14.D"/>
        <table:table-column table:style-name="Tabelle14.E"/>
        <table:table-row>
          <table:table-cell table:style-name="Tabelle14.A1" office:value-type="string">
            <text:p text:style-name="P26">INFINITIVE <text:span text:style-name="T5">=&gt; PRS1</text:span></text:p>
          </table:table-cell>
          <table:table-cell table:style-name="Tabelle14.B1" office:value-type="string">
            <text:p text:style-name="P26">PRS2</text:p>
          </table:table-cell>
          <table:table-cell table:style-name="Tabelle14.C1" office:value-type="string">
            <text:p text:style-name="P26">IMP</text:p>
          </table:table-cell>
          <table:table-cell table:style-name="Tabelle14.D1" office:value-type="string">
            <text:p text:style-name="P26">PRT <text:span text:style-name="T15">=&gt; CO2</text:span></text:p>
          </table:table-cell>
          <table:table-cell table:style-name="Tabelle14.E1" office:value-type="string">
            <text:p text:style-name="P26">PPC</text:p>
          </table:table-cell>
        </table:table-row>
        <table:table-row table:style-name="Tabelle14.2">
          <table:table-cell table:style-name="Tabelle14.A2" office:value-type="string">
            <text:p text:style-name="P25">sehen "to see" <text:span text:style-name="T5">=&gt; seh</text:span></text:p>
          </table:table-cell>
          <table:table-cell table:style-name="Tabelle14.B2" office:value-type="string">
            <text:p text:style-name="P25">sieh</text:p>
          </table:table-cell>
          <table:table-cell table:style-name="Tabelle14.C2" office:value-type="string">
            <text:p text:style-name="P25"><text:span text:style-name="T1">Sieh</text:span>! "See!"</text:p>
          </table:table-cell>
          <table:table-cell table:style-name="Tabelle14.D2" office:value-type="string">
            <text:p text:style-name="P25">sah <text:span text:style-name="T15">=&gt; säh</text:span></text:p>
          </table:table-cell>
          <table:table-cell table:style-name="Tabelle14.E2" office:value-type="string">
            <text:p text:style-name="P25">gesehen haben "to have seen"</text:p>
          </table:table-cell>
        </table:table-row>
        <table:table-row>
          <table:table-cell table:style-name="Tabelle14.A2" office:value-type="string">
            <text:p text:style-name="P25">fahren "to drive" <text:span text:style-name="T5">=&gt; fahr</text:span></text:p>
          </table:table-cell>
          <table:table-cell table:style-name="Tabelle14.B2" office:value-type="string">
            <text:p text:style-name="P37">fähr</text:p>
          </table:table-cell>
          <table:table-cell table:style-name="Tabelle14.C2" office:value-type="string">
            <text:p text:style-name="P25">Fahr! "Drive!"</text:p>
          </table:table-cell>
          <table:table-cell table:style-name="Tabelle14.D2" office:value-type="string">
            <text:p text:style-name="P25">fuhr <text:span text:style-name="T15">=&gt; führ</text:span></text:p>
          </table:table-cell>
          <table:table-cell table:style-name="Tabelle14.E2" office:value-type="string">
            <text:p text:style-name="P25">gefahren sein "to have driven"</text:p>
          </table:table-cell>
        </table:table-row>
        <table:table-row>
          <table:table-cell table:style-name="Tabelle14.A2" office:value-type="string">
            <text:p text:style-name="P25">geben "to give" <text:span text:style-name="T5">=&gt; geb</text:span></text:p>
          </table:table-cell>
          <table:table-cell table:style-name="Tabelle14.B2" office:value-type="string">
            <text:p text:style-name="P25">gib</text:p>
          </table:table-cell>
          <table:table-cell table:style-name="Tabelle14.C2" office:value-type="string">
            <text:p text:style-name="P25"><text:span text:style-name="T1">Gib</text:span>! "Give!"</text:p>
          </table:table-cell>
          <table:table-cell table:style-name="Tabelle14.D2" office:value-type="string">
            <text:p text:style-name="P25">gab <text:span text:style-name="T15">=&gt; gäb</text:span></text:p>
          </table:table-cell>
          <table:table-cell table:style-name="Tabelle14.E2" office:value-type="string">
            <text:p text:style-name="P25">gegeben haben "to have given"</text:p>
          </table:table-cell>
        </table:table-row>
        <table:table-row>
          <table:table-cell table:style-name="Tabelle14.A2" office:value-type="string">
            <text:p text:style-name="P25">gehen "to go" <text:span text:style-name="T5">=&gt; geh</text:span></text:p>
          </table:table-cell>
          <table:table-cell table:style-name="Tabelle14.B2" office:value-type="string">
            <text:p text:style-name="P25">geh</text:p>
          </table:table-cell>
          <table:table-cell table:style-name="Tabelle14.C2" office:value-type="string">
            <text:p text:style-name="P25">Geh! "Go!"</text:p>
          </table:table-cell>
          <table:table-cell table:style-name="Tabelle14.D2" office:value-type="string">
            <text:p text:style-name="P25">ging <text:span text:style-name="T15">=&gt; ging (!)</text:span></text:p>
          </table:table-cell>
          <table:table-cell table:style-name="Tabelle14.E2" office:value-type="string">
            <text:p text:style-name="P25">ge<text:span text:style-name="T1">gang</text:span>en sein "to have gone"</text:p>
          </table:table-cell>
        </table:table-row>
        <table:table-row>
          <table:table-cell table:style-name="Tabelle14.A2" office:value-type="string">
            <text:p text:style-name="P25">stoßen "to push" <text:span text:style-name="T5">=&gt; stoß</text:span></text:p>
          </table:table-cell>
          <table:table-cell table:style-name="Tabelle14.B2" office:value-type="string">
            <text:p text:style-name="P37">stöß</text:p>
          </table:table-cell>
          <table:table-cell table:style-name="Tabelle14.C2" office:value-type="string">
            <text:p text:style-name="P25">Stoß! "Push!"</text:p>
          </table:table-cell>
          <table:table-cell table:style-name="Tabelle14.D2" office:value-type="string">
            <text:p text:style-name="P25">stieß <text:span text:style-name="T15">=&gt; stieß (!)</text:span></text:p>
          </table:table-cell>
          <table:table-cell table:style-name="Tabelle14.E2" office:value-type="string">
            <text:p text:style-name="P25">gestoßen haben "to have pushed"</text:p>
          </table:table-cell>
        </table:table-row>
        <table:table-row>
          <table:table-cell table:style-name="Tabelle14.A2" office:value-type="string">
            <text:p text:style-name="P25">frieren "to feel cold" <text:span text:style-name="T5">=&gt; frier</text:span></text:p>
          </table:table-cell>
          <table:table-cell table:style-name="Tabelle14.B2" office:value-type="string">
            <text:p text:style-name="P25">frier</text:p>
          </table:table-cell>
          <table:table-cell table:style-name="Tabelle14.C2" office:value-type="string">
            <text:p text:style-name="P25">Frier! "Feel cold!"</text:p>
          </table:table-cell>
          <table:table-cell table:style-name="Tabelle14.D2" office:value-type="string">
            <text:p text:style-name="P25">fror <text:span text:style-name="T15">=&gt; frör</text:span></text:p>
          </table:table-cell>
          <table:table-cell table:style-name="Tabelle14.E2" office:value-type="string">
            <text:p text:style-name="P25">ge<text:span text:style-name="T1">fror</text:span>en haben "to have felt cold"</text:p>
          </table:table-cell>
        </table:table-row>
      </table:table>
      <text:p text:style-name="P1"/>
      <text:p text:style-name="P1">Using these forms, you can form all other forms of a "strong" verb (i.e. irregular verb).</text:p>
      <text:p text:style-name="P10"/>
      <text:p text:style-name="P10"><text:soft-page-break/>The non-synthetic tenses and moods of the "strong" verb, i.e. the tenses and moods being formed by merely altering the form of the verb itself</text:p>
      <text:p text:style-name="P1"/>
      <table:table table:name="Tabelle7" table:style-name="Tabelle7">
        <table:table-column table:style-name="Tabelle7.A" table:number-columns-repeated="4"/>
        <table:table-column table:style-name="Tabelle7.E"/>
        <table:table-column table:style-name="Tabelle7.A" table:number-columns-repeated="3"/>
        <table:table-column table:style-name="Tabelle7.I"/>
        <table:table-row>
          <table:table-cell table:style-name="Tabelle7.A1" office:value-type="string">
            <text:p text:style-name="P26"/>
          </table:table-cell>
          <table:table-cell table:style-name="Tabelle7.A1" office:value-type="string">
            <text:p text:style-name="P26"/>
          </table:table-cell>
          <table:table-cell table:style-name="Tabelle7.A1" table:number-columns-spanned="4" office:value-type="string">
            <text:p text:style-name="P26">singular</text:p>
          </table:table-cell>
          <table:covered-table-cell/>
          <table:covered-table-cell/>
          <table:covered-table-cell/>
          <table:table-cell table:style-name="Tabelle7.G1" table:number-columns-spanned="3" office:value-type="string">
            <text:p text:style-name="P26">plural</text:p>
          </table:table-cell>
          <table:covered-table-cell/>
          <table:covered-table-cell/>
        </table:table-row>
        <table:table-row>
          <table:table-cell table:style-name="Tabelle7.A2" office:value-type="string">
            <text:p text:style-name="P26"/>
          </table:table-cell>
          <table:table-cell table:style-name="Tabelle7.A2" office:value-type="string">
            <text:p text:style-name="P26">person:</text:p>
          </table:table-cell>
          <table:table-cell table:style-name="Tabelle7.A2" office:value-type="string">
            <text:p text:style-name="P26">1st</text:p>
          </table:table-cell>
          <table:table-cell table:style-name="Tabelle7.A2" office:value-type="string">
            <text:p text:style-name="P32">2nd</text:p>
          </table:table-cell>
          <table:table-cell table:style-name="Tabelle7.A2" office:value-type="string">
            <text:p text:style-name="P48">2nd <text:span text:style-name="T1">polite</text:span></text:p>
          </table:table-cell>
          <table:table-cell table:style-name="Tabelle7.A2" office:value-type="string">
            <text:p text:style-name="P26">3rd</text:p>
          </table:table-cell>
          <table:table-cell table:style-name="Tabelle7.A2" office:value-type="string">
            <text:p text:style-name="P26">1st</text:p>
          </table:table-cell>
          <table:table-cell table:style-name="Tabelle7.A2" office:value-type="string">
            <text:p text:style-name="P26">2nd</text:p>
          </table:table-cell>
          <table:table-cell table:style-name="Tabelle7.I2" office:value-type="string">
            <text:p text:style-name="P48">3rd</text:p>
          </table:table-cell>
        </table:table-row>
        <table:table-row>
          <table:table-cell table:style-name="Tabelle7.A2" office:value-type="string">
            <text:p text:style-name="P26">tense or mood</text:p>
          </table:table-cell>
          <table:table-cell table:style-name="Tabelle7.A2" office:value-type="string">
            <text:p text:style-name="P26">meaning of the tense or mood</text:p>
          </table:table-cell>
          <table:table-cell table:style-name="Tabelle7.A2" office:value-type="string">
            <text:p text:style-name="P26">ich</text:p>
            <text:p text:style-name="P26">"I"</text:p>
          </table:table-cell>
          <table:table-cell table:style-name="Tabelle7.A2" office:value-type="string">
            <text:p text:style-name="P26">du </text:p>
            <text:p text:style-name="P26">"you<text:span text:style-name="T13">, </text:span><text:span text:style-name="T7">†</text:span><text:span text:style-name="T13">thou"</text:span></text:p>
          </table:table-cell>
          <table:table-cell table:style-name="Tabelle7.A2" office:value-type="string">
            <text:p text:style-name="P48">Sie</text:p>
            <text:p text:style-name="P48">"you"</text:p>
          </table:table-cell>
          <table:table-cell table:style-name="Tabelle7.A2" office:value-type="string">
            <text:p text:style-name="P26">er, <text:span text:style-name="T14">sie</text:span>, es</text:p>
            <text:p text:style-name="P26">"he, she, it"</text:p>
          </table:table-cell>
          <table:table-cell table:style-name="Tabelle7.A2" office:value-type="string">
            <text:p text:style-name="P26">wir</text:p>
            <text:p text:style-name="P26">"we"</text:p>
          </table:table-cell>
          <table:table-cell table:style-name="Tabelle7.A2" office:value-type="string">
            <text:p text:style-name="P26">ihr</text:p>
            <text:p text:style-name="P26">"you"</text:p>
          </table:table-cell>
          <table:table-cell table:style-name="Tabelle7.I2" office:value-type="string">
            <text:p text:style-name="P48">sie</text:p>
            <text:p text:style-name="P48">"they"</text:p>
          </table:table-cell>
        </table:table-row>
        <table:table-row>
          <table:table-cell table:style-name="Tabelle7.A2" office:value-type="string">
            <text:p text:style-name="P29">present</text:p>
            <text:p text:style-name="P27">imperative</text:p>
          </table:table-cell>
          <table:table-cell table:style-name="Tabelle7.A2" office:value-type="string">
            <text:p text:style-name="P26">"Walk!"</text:p>
          </table:table-cell>
          <table:table-cell table:style-name="Tabelle7.C4" office:value-type="string">
            <text:p text:style-name="P34"/>
          </table:table-cell>
          <table:table-cell table:style-name="Tabelle7.A2" office:value-type="string">
            <text:p text:style-name="P24"/>
            <text:p text:style-name="P24">IMP</text:p>
            <text:p text:style-name="P23"/>
          </table:table-cell>
          <table:table-cell table:style-name="Tabelle7.E4" office:value-type="string">
            <text:p text:style-name="P22"/>
            <text:p text:style-name="P22">INFINITIVE</text:p>
          </table:table-cell>
          <table:table-cell table:style-name="Tabelle7.C4" office:value-type="string">
            <text:p text:style-name="P34"/>
          </table:table-cell>
          <table:table-cell table:style-name="Tabelle7.C4" office:value-type="string">
            <text:p text:style-name="P34"/>
          </table:table-cell>
          <table:table-cell table:style-name="Tabelle7.H4" office:value-type="string">
            <text:p text:style-name="P34">PRS1 </text:p>
            <text:p text:style-name="P34">+</text:p>
            <text:p text:style-name="P50">t</text:p>
          </table:table-cell>
          <table:table-cell table:style-name="Tabelle7.I4" office:value-type="string">
            <text:p text:style-name="P18"/>
          </table:table-cell>
        </table:table-row>
        <table:table-row>
          <table:table-cell table:style-name="Tabelle7.A2" office:value-type="string">
            <text:p text:style-name="P27">present</text:p>
            <text:p text:style-name="P29">indicative</text:p>
          </table:table-cell>
          <table:table-cell table:style-name="Tabelle7.A2" office:value-type="string">
            <text:p text:style-name="P26">"I walk."</text:p>
            <text:p text:style-name="P26">"I am walking."</text:p>
          </table:table-cell>
          <table:table-cell table:style-name="Tabelle7.H4" office:value-type="string">
            <text:p text:style-name="P34">PRS1 </text:p>
            <text:p text:style-name="P34">+</text:p>
            <text:p text:style-name="P35">e</text:p>
          </table:table-cell>
          <table:table-cell table:style-name="Tabelle7.D5" office:value-type="string">
            <text:p text:style-name="P3">PRS2</text:p>
            <text:p text:style-name="P34">+</text:p>
            <text:p text:style-name="P50">st</text:p>
          </table:table-cell>
          <table:table-cell table:style-name="Tabelle7.E4" office:value-type="string">
            <text:p text:style-name="P22"/>
            <text:p text:style-name="P22">INFINITIVE</text:p>
          </table:table-cell>
          <table:table-cell table:style-name="Tabelle7.D5" office:value-type="string">
            <text:p text:style-name="P3">PRS2</text:p>
            <text:p text:style-name="P34">+</text:p>
            <text:p text:style-name="P50">t</text:p>
          </table:table-cell>
          <table:table-cell table:style-name="Tabelle7.E4" office:value-type="string">
            <text:p text:style-name="P22"/>
            <text:p text:style-name="P22">INFINITIVE</text:p>
          </table:table-cell>
          <table:table-cell table:style-name="Tabelle7.H4" office:value-type="string">
            <text:p text:style-name="P3">PRS1</text:p>
            <text:p text:style-name="P34">+</text:p>
            <text:p text:style-name="P50">t</text:p>
          </table:table-cell>
          <table:table-cell table:style-name="Tabelle7.I5" office:value-type="string">
            <text:p text:style-name="P22"/>
            <text:p text:style-name="P22">INFINITIVE</text:p>
          </table:table-cell>
        </table:table-row>
        <table:table-row>
          <table:table-cell table:style-name="Tabelle7.A6" office:value-type="string">
            <text:p text:style-name="P27">conditional I <text:span text:style-name="T4">(present subjunctive)</text:span></text:p>
          </table:table-cell>
          <table:table-cell table:style-name="Tabelle7.A6" office:value-type="string">
            <text:p text:style-name="P53">TO BE DONE</text:p>
            <text:p text:style-name="P53"/>
          </table:table-cell>
          <table:table-cell table:style-name="Tabelle7.H4" office:value-type="string">
            <text:p text:style-name="P3">PRS1</text:p>
            <text:p text:style-name="P34">+</text:p>
            <text:p text:style-name="P35">e</text:p>
          </table:table-cell>
          <table:table-cell table:style-name="Tabelle7.H4" office:value-type="string">
            <text:p text:style-name="P3">PRS1</text:p>
            <text:p text:style-name="P34">+</text:p>
            <text:p text:style-name="P35">est</text:p>
          </table:table-cell>
          <table:table-cell table:style-name="Tabelle7.E4" office:value-type="string">
            <text:p text:style-name="P22"/>
            <text:p text:style-name="P22">INFINITIVE</text:p>
          </table:table-cell>
          <table:table-cell table:style-name="Tabelle7.H4" office:value-type="string">
            <text:p text:style-name="P3">PRS1</text:p>
            <text:p text:style-name="P34">+</text:p>
            <text:p text:style-name="P35">e</text:p>
          </table:table-cell>
          <table:table-cell table:style-name="Tabelle7.E4" office:value-type="string">
            <text:p text:style-name="P22"/>
            <text:p text:style-name="P22">INFINITIVE</text:p>
          </table:table-cell>
          <table:table-cell table:style-name="Tabelle7.H4" office:value-type="string">
            <text:p text:style-name="P3">PRS1</text:p>
            <text:p text:style-name="P34">+</text:p>
            <text:p text:style-name="P35">et</text:p>
          </table:table-cell>
          <table:table-cell table:style-name="Tabelle7.I5" office:value-type="string">
            <text:p text:style-name="P22"/>
            <text:p text:style-name="P22">INFINITIVE</text:p>
          </table:table-cell>
        </table:table-row>
        <table:table-row>
          <table:table-cell table:style-name="Tabelle7.A6" office:value-type="string">
            <text:p text:style-name="P27">preterite</text:p>
            <text:p text:style-name="P27"><text:span text:style-name="T4">(imperfect)</text:span> <text:span text:style-name="T4">indicative</text:span></text:p>
          </table:table-cell>
          <table:table-cell table:style-name="Tabelle7.A6" office:value-type="string">
            <text:p text:style-name="P26">"I walked."</text:p>
          </table:table-cell>
          <table:table-cell table:style-name="Tabelle7.C7" office:value-type="string">
            <text:p text:style-name="P20"/>
            <text:p text:style-name="P20">PRT</text:p>
          </table:table-cell>
          <table:table-cell table:style-name="Tabelle7.C7" office:value-type="string">
            <text:p text:style-name="P3">PRT</text:p>
            <text:p text:style-name="P34">+</text:p>
            <text:p text:style-name="P49">st</text:p>
          </table:table-cell>
          <table:table-cell table:style-name="Tabelle7.C7" office:value-type="string">
            <text:p text:style-name="P3">PRT</text:p>
            <text:p text:style-name="P34">+</text:p>
            <text:p text:style-name="P35">en</text:p>
          </table:table-cell>
          <table:table-cell table:style-name="Tabelle7.C7" office:value-type="string">
            <text:p text:style-name="P20"/>
            <text:p text:style-name="P20">PRT</text:p>
          </table:table-cell>
          <table:table-cell table:style-name="Tabelle7.C7" office:value-type="string">
            <text:p text:style-name="P3">PRT</text:p>
            <text:p text:style-name="P34">+</text:p>
            <text:p text:style-name="P35">en</text:p>
          </table:table-cell>
          <table:table-cell table:style-name="Tabelle7.C7" office:value-type="string">
            <text:p text:style-name="P3">PRT</text:p>
            <text:p text:style-name="P34">+</text:p>
            <text:p text:style-name="P49">t</text:p>
          </table:table-cell>
          <table:table-cell table:style-name="Tabelle7.I7" office:value-type="string">
            <text:p text:style-name="P3">PRT</text:p>
            <text:p text:style-name="P34">+</text:p>
            <text:p text:style-name="P35">en</text:p>
          </table:table-cell>
        </table:table-row>
        <table:table-row>
          <table:table-cell table:style-name="Tabelle7.A6" office:value-type="string">
            <text:p text:style-name="P27">conditional II</text:p>
            <text:p text:style-name="P29">(preterite subjunctive)</text:p>
          </table:table-cell>
          <table:table-cell table:style-name="Tabelle7.A6" office:value-type="string">
            <text:p text:style-name="P26">"I would walk."</text:p>
          </table:table-cell>
          <table:table-cell table:style-name="Tabelle7.C8" office:value-type="string">
            <text:p text:style-name="P3">CO2</text:p>
            <text:p text:style-name="P34">+</text:p>
            <text:p text:style-name="P35">e</text:p>
          </table:table-cell>
          <table:table-cell table:style-name="Tabelle7.C8" office:value-type="string">
            <text:p text:style-name="P3">CO2</text:p>
            <text:p text:style-name="P34">+</text:p>
            <text:p text:style-name="P35">est</text:p>
          </table:table-cell>
          <table:table-cell table:style-name="Tabelle7.C8" office:value-type="string">
            <text:p text:style-name="P3">CO2</text:p>
            <text:p text:style-name="P3">+</text:p>
            <text:p text:style-name="P4">en</text:p>
          </table:table-cell>
          <table:table-cell table:style-name="Tabelle7.C8" office:value-type="string">
            <text:p text:style-name="P3">CO2</text:p>
            <text:p text:style-name="P3">+</text:p>
            <text:p text:style-name="P4">e</text:p>
          </table:table-cell>
          <table:table-cell table:style-name="Tabelle7.C8" office:value-type="string">
            <text:p text:style-name="P3">CO2</text:p>
            <text:p text:style-name="P3">+</text:p>
            <text:p text:style-name="P4">en</text:p>
          </table:table-cell>
          <table:table-cell table:style-name="Tabelle7.C8" office:value-type="string">
            <text:p text:style-name="P3">CO2</text:p>
            <text:p text:style-name="P34">+</text:p>
            <text:p text:style-name="P35">et</text:p>
          </table:table-cell>
          <table:table-cell table:style-name="Tabelle7.I8" office:value-type="string">
            <text:p text:style-name="P3">CO2</text:p>
            <text:p text:style-name="P3">+</text:p>
            <text:p text:style-name="P4">en</text:p>
          </table:table-cell>
        </table:table-row>
      </table:table>
      <text:p text:style-name="P1"><text:soft-page-break/><text:span text:style-name="T18">The </text:span><text:span text:style-name="T20">synthetic</text:span><text:span text:style-name="T18"> tenses and moods of </text:span><text:span text:style-name="T20">all</text:span><text:span text:style-name="T18"> verbs </text:span><text:span text:style-name="T19">(excluding the passive forms!)</text:span><text:span text:style-name="T18">, i.e. the tenses and moods being formed by adding an auxiliary verb to the verb in question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30"/>
            <text:p text:style-name="P30">tense or mood</text:p>
          </table:table-cell>
          <table:table-cell table:style-name="Tabelle1.A1" office:value-type="string">
            <text:p text:style-name="P30"/>
            <text:p text:style-name="P30">meaning of the tense or mood</text:p>
          </table:table-cell>
          <table:table-cell table:style-name="Tabelle1.C1" office:value-type="string">
            <text:p text:style-name="P30">formula</text:p>
            <text:p text:style-name="P30"><text:span text:style-name="T9">auxiliary verb</text:span><text:note text:id="ftn2" text:note-class="footnote"><text:note-citation>2</text:note-citation><text:note-body><text:p text:style-name="Footnote">The forms of these auxiliary verbs can be found further below.</text:p></text:note-body></text:note> + verb form</text:p>
          </table:table-cell>
        </table:table-row>
        <table:table-row>
          <table:table-cell table:style-name="Tabelle1.A2" office:value-type="string">
            <text:p text:style-name="P38">conditional III</text:p>
          </table:table-cell>
          <table:table-cell table:style-name="Tabelle1.A2" office:value-type="string">
            <text:p text:style-name="P33">"I would walk."</text:p>
          </table:table-cell>
          <table:table-cell table:style-name="Tabelle1.C2" office:value-type="string">
            <text:p text:style-name="P33"><text:span text:style-name="T9">würde</text:span> + INFINITIVE</text:p>
          </table:table-cell>
        </table:table-row>
        <table:table-row>
          <table:table-cell table:style-name="Tabelle1.A3" office:value-type="string">
            <text:p text:style-name="P38">future <text:span text:style-name="T4">indicative</text:span></text:p>
          </table:table-cell>
          <table:table-cell table:style-name="Tabelle1.A3" office:value-type="string">
            <text:p text:style-name="P33">"I will walk." or "I'm going to walk."</text:p>
          </table:table-cell>
          <table:table-cell table:style-name="Tabelle1.C3" office:value-type="string">
            <text:p text:style-name="P33"><text:span text:style-name="T9">werde </text:span><text:span text:style-name="T13">(1)</text:span><text:span text:style-name="T9"> </text:span>+ INFINITIVE</text:p>
          </table:table-cell>
        </table:table-row>
        <table:table-row>
          <table:table-cell table:style-name="Tabelle1.A3" office:value-type="string">
            <text:p text:style-name="P33"><text:span text:style-name="T8">†</text:span><text:span text:style-name="T1">future conditional </text:span>(future subjunctive)</text:p>
          </table:table-cell>
          <table:table-cell table:style-name="Tabelle1.A3" office:value-type="string">
            <text:p text:style-name="P33">"I would walk." (in the future)</text:p>
          </table:table-cell>
          <table:table-cell table:style-name="Tabelle1.C3" office:value-type="string">
            <text:p text:style-name="P33"><text:span text:style-name="T9">werde </text:span><text:span text:style-name="T13">(2)</text:span><text:span text:style-name="T9"> </text:span>+ INFINITIVE</text:p>
          </table:table-cell>
        </table:table-row>
        <table:table-row>
          <table:table-cell table:style-name="Tabelle1.A5" office:value-type="string">
            <text:p text:style-name="P38">present perfect <text:span text:style-name="T4">indicative</text:span></text:p>
          </table:table-cell>
          <table:table-cell table:style-name="Tabelle1.A5" office:value-type="string">
            <text:p text:style-name="P33">"I have walked."</text:p>
          </table:table-cell>
          <table:table-cell table:style-name="Tabelle1.C5" office:value-type="string">
            <text:p text:style-name="P33"><text:span text:style-name="T9">habe </text:span><text:span text:style-name="T13">(1) </text:span><text:span text:style-name="T9">/ bin</text:span> + PPC</text:p>
          </table:table-cell>
        </table:table-row>
        <table:table-row>
          <table:table-cell table:style-name="Tabelle1.A3" office:value-type="string">
            <text:p text:style-name="P33"><text:span text:style-name="T1">present perfect conditional </text:span>(present perfect subjunctive)</text:p>
          </table:table-cell>
          <table:table-cell table:style-name="Tabelle1.A3" office:value-type="string">
            <text:p text:style-name="P33">"I would have walked."</text:p>
          </table:table-cell>
          <table:table-cell table:style-name="Tabelle1.C3" office:value-type="string">
            <text:p text:style-name="P33"><text:span text:style-name="T9">habe </text:span><text:span text:style-name="T13">(2) </text:span><text:span text:style-name="T9">/ sei</text:span> + PPC</text:p>
          </table:table-cell>
        </table:table-row>
        <table:table-row>
          <table:table-cell table:style-name="Tabelle1.A5" office:value-type="string">
            <text:p text:style-name="P33"><text:span text:style-name="T1">preterite perfect</text:span> indicative (past perfect indicative)</text:p>
          </table:table-cell>
          <table:table-cell table:style-name="Tabelle1.A5" office:value-type="string">
            <text:p text:style-name="P33">"I had walked."</text:p>
          </table:table-cell>
          <table:table-cell table:style-name="Tabelle1.C5" office:value-type="string">
            <text:p text:style-name="P33"><text:span text:style-name="T9">hatte / war</text:span> + PPC</text:p>
          </table:table-cell>
        </table:table-row>
        <table:table-row>
          <table:table-cell table:style-name="Tabelle1.A5" office:value-type="string">
            <text:p text:style-name="P33"><text:span text:style-name="T1">preterite perfect conditional </text:span>(preterite perfect subjunctive)</text:p>
          </table:table-cell>
          <table:table-cell table:style-name="Tabelle1.A5" office:value-type="string">
            <text:p text:style-name="P33">"I would have walked." (in the past long ago)</text:p>
          </table:table-cell>
          <table:table-cell table:style-name="Tabelle1.C5" office:value-type="string">
            <text:p text:style-name="P33"><text:span text:style-name="T9">hätte / wäre</text:span> + PPC</text:p>
          </table:table-cell>
        </table:table-row>
        <table:table-row>
          <table:table-cell table:style-name="Tabelle1.A3" office:value-type="string">
            <text:p text:style-name="P33"><text:span text:style-name="T8">†</text:span><text:span text:style-name="T1">future perfect</text:span> indicative</text:p>
          </table:table-cell>
          <table:table-cell table:style-name="Tabelle1.A3" office:value-type="string">
            <text:p text:style-name="P33">"I will have walked."</text:p>
          </table:table-cell>
          <table:table-cell table:style-name="Tabelle1.C3" office:value-type="string">
            <text:p text:style-name="P33"><text:span text:style-name="T9">werde </text:span><text:span text:style-name="T13">(1) </text:span>+ PAST INFINITIVE ACTIVE<text:note text:id="ftn3" text:note-class="footnote"><text:note-citation>3</text:note-citation><text:note-body><text:p text:style-name="Footnote">The PAST INFINITIVE ACTIVE will be mentioned later.</text:p></text:note-body></text:note></text:p>
          </table:table-cell>
        </table:table-row>
        <table:table-row>
          <table:table-cell table:style-name="Tabelle1.A3" office:value-type="string">
            <text:p text:style-name="P47"><text:span text:style-name="T1">†future perfect conditional</text:span> (future perfect subjunctive)</text:p>
          </table:table-cell>
          <table:table-cell table:style-name="Tabelle1.A3" office:value-type="string">
            <text:p text:style-name="P33">"I would have walked." (in the future)</text:p>
          </table:table-cell>
          <table:table-cell table:style-name="Tabelle1.C3" office:value-type="string">
            <text:p text:style-name="P33"><text:span text:style-name="T9">würde</text:span> + PAST INFINITIVE ACTIVE</text:p>
          </table:table-cell>
        </table:table-row>
      </table:table>
      <text:p text:style-name="P1"/>
      <text:p text:style-name="P12">General remarks on the use of these forms</text:p>
      <text:p text:style-name="P1">1. The <text:span text:style-name="T3">future conditional</text:span> is basically <text:span text:style-name="T1">not</text:span> used anymore in any way.</text:p>
      <text:p text:style-name="P1">2. The <text:span text:style-name="T3">future perfect and its conditional</text:span><text:span text:style-name="T1"> </text:span>is basically <text:span text:style-name="T1">not</text:span> used anymore in any way.</text:p>
      <text:p text:style-name="P1"/>
      <text:p text:style-name="P12">Tricks for every day speech</text:p>
      <text:p text:style-name="P1">1. The <text:span text:style-name="T3">future</text:span> can be freely replaced with the <text:span text:style-name="T1">present</text:span>, if you also add an <text:span text:style-name="T1">adverb denoting a moment in time in the future</text:span>.</text:p>
      <text:p text:style-name="P1">2. <text:span text:style-name="T12">The </text:span><text:span text:style-name="T3">present perfect conditional</text:span><text:span text:style-name="T2"> </text:span><text:span text:style-name="T12">can be freely replaced with the </text:span><text:span text:style-name="T2">present perfect</text:span><text:span text:style-name="T12">.</text:span></text:p>
      <text:p text:style-name="P2"/>
      <text:p text:style-name="P10"><text:soft-page-break/>The passive (always formed synthetically)</text:p>
      <text:p text:style-name="P58"/>
      <text:p text:style-name="P58">The passive can in general be completely avoided by formulating your sentence differently.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28"/>
            <text:p text:style-name="P30"><text:span text:style-name="T1">passive</text:span> form</text:p>
          </table:table-cell>
          <table:table-cell table:style-name="Tabelle3.A1" office:value-type="string">
            <text:p text:style-name="P30"/>
            <text:p text:style-name="P30">meaning of the <text:span text:style-name="T1">passive</text:span> form</text:p>
          </table:table-cell>
          <table:table-cell table:style-name="Tabelle3.C1" office:value-type="string">
            <text:p text:style-name="P30">formula</text:p>
            <text:p text:style-name="P30"><text:span text:style-name="T9">auxiliary verb</text:span> + verb form + <text:span text:style-name="T9">auxiliary verb(s)</text:span></text:p>
          </table:table-cell>
        </table:table-row>
        <table:table-row>
          <table:table-cell table:style-name="Tabelle3.A2" office:value-type="string">
            <text:p text:style-name="P38"><text:span text:style-name="T4">present</text:span> imperative</text:p>
            <text:p text:style-name="P54">(this form doesn't exist for the 2nd singular polite)</text:p>
          </table:table-cell>
          <table:table-cell table:style-name="Tabelle3.A2" office:value-type="string">
            <text:p text:style-name="P33">"Be hit!"</text:p>
          </table:table-cell>
          <table:table-cell table:style-name="Tabelle3.C2" office:value-type="string">
            <text:p text:style-name="P33"><text:span text:style-name="T9">Werde</text:span> + PPC ! (2nd singular)</text:p>
            <text:p text:style-name="P33"><text:span text:style-name="T9">Werdet</text:span> + PPC ! (2nd plural)<text:note text:id="ftn4" text:note-class="footnote"><text:note-citation>4</text:note-citation><text:note-body><text:p text:style-name="Footnote"><text:span text:style-name="T9">Werde! </text:span>= 2nd person singular present imperative, and <text:span text:style-name="T9">Werdet!</text:span> = 2nd person plural present imperative of <text:span text:style-name="T9">werden </text:span><text:span text:style-name="T13">"to become"</text:span>.</text:p></text:note-body></text:note></text:p>
          </table:table-cell>
        </table:table-row>
        <table:table-row>
          <table:table-cell table:style-name="Tabelle3.A2" office:value-type="string">
            <text:p text:style-name="P38">present <text:span text:style-name="T4">indicative</text:span></text:p>
          </table:table-cell>
          <table:table-cell table:style-name="Tabelle3.A2" office:value-type="string">
            <text:p text:style-name="P33">"I am (being) kissed."</text:p>
          </table:table-cell>
          <table:table-cell table:style-name="Tabelle3.C2" office:value-type="string">
            <text:p text:style-name="P33"><text:span text:style-name="T9">werde </text:span><text:span text:style-name="T13">(1) </text:span>+ PPC</text:p>
          </table:table-cell>
        </table:table-row>
        <table:table-row>
          <table:table-cell table:style-name="Tabelle3.A4" office:value-type="string">
            <text:p text:style-name="P38">conditional I <text:span text:style-name="T4">(present subjunctive)</text:span></text:p>
          </table:table-cell>
          <table:table-cell table:style-name="Tabelle3.A4" office:value-type="string">
            <text:p text:style-name="P44">TO BE DONE</text:p>
          </table:table-cell>
          <table:table-cell table:style-name="Tabelle3.C4" office:value-type="string">
            <text:p text:style-name="P33"><text:span text:style-name="T9">werde </text:span><text:span text:style-name="T13">(2) </text:span>+ PPC</text:p>
          </table:table-cell>
        </table:table-row>
        <table:table-row>
          <table:table-cell table:style-name="Tabelle3.A4" office:value-type="string">
            <text:p text:style-name="P38">preterite <text:span text:style-name="T4">indicative</text:span></text:p>
          </table:table-cell>
          <table:table-cell table:style-name="Tabelle3.A4" office:value-type="string">
            <text:p text:style-name="P33">"I was kissed."</text:p>
          </table:table-cell>
          <table:table-cell table:style-name="Tabelle3.C4" office:value-type="string">
            <text:p text:style-name="P33"><text:span text:style-name="T10">wurde</text:span> + PPC</text:p>
          </table:table-cell>
        </table:table-row>
        <table:table-row>
          <table:table-cell table:style-name="Tabelle3.A2" office:value-type="string">
            <text:p text:style-name="P38">conditional II <text:span text:style-name="T4">(preterite subjunctive)</text:span></text:p>
          </table:table-cell>
          <table:table-cell table:style-name="Tabelle3.A2" office:value-type="string">
            <text:p text:style-name="P33">"I would be kissed."</text:p>
          </table:table-cell>
          <table:table-cell table:style-name="Tabelle3.C2" office:value-type="string">
            <text:p text:style-name="P33"><text:span text:style-name="T9">würde</text:span> + PPC</text:p>
          </table:table-cell>
        </table:table-row>
        <table:table-row>
          <table:table-cell table:style-name="Tabelle3.A2" office:value-type="string">
            <text:p text:style-name="P54">conditional III doesn't exist in the passive</text:p>
          </table:table-cell>
          <table:table-cell table:style-name="Tabelle3.A2" office:value-type="string">
            <text:p text:style-name="P33"/>
          </table:table-cell>
          <table:table-cell table:style-name="Tabelle3.C2" office:value-type="string">
            <text:p text:style-name="P33"/>
          </table:table-cell>
        </table:table-row>
        <table:table-row>
          <table:table-cell table:style-name="Tabelle3.A4" office:value-type="string">
            <text:p text:style-name="P38">future <text:span text:style-name="T4">indicative</text:span></text:p>
          </table:table-cell>
          <table:table-cell table:style-name="Tabelle3.A4" office:value-type="string">
            <text:p text:style-name="P33">"I will be kissed." or "I'm going to be kissed."</text:p>
          </table:table-cell>
          <table:table-cell table:style-name="Tabelle3.C4" office:value-type="string">
            <text:p text:style-name="P33"><text:span text:style-name="T9">werde</text:span> (1) + PPC + <text:span text:style-name="T9">werden</text:span><text:span text:style-name="T13"><text:note text:id="ftn5" text:note-class="footnote"><text:note-citation>5</text:note-citation><text:note-body><text:p text:style-name="Footnote"><text:span text:style-name="T9">Werden</text:span> <text:span text:style-name="T13">"to become" </text:span>is an infinitive.</text:p></text:note-body></text:note></text:span></text:p>
          </table:table-cell>
        </table:table-row>
        <table:table-row>
          <table:table-cell table:style-name="Tabelle3.A4" office:value-type="string">
            <text:p text:style-name="P38"><text:span text:style-name="T6">†</text:span>future conditional <text:span text:style-name="T4">(future subjunctive)</text:span></text:p>
          </table:table-cell>
          <table:table-cell table:style-name="Tabelle3.A4" office:value-type="string">
            <text:p text:style-name="P33">"I would be kissed." (in the future)</text:p>
          </table:table-cell>
          <table:table-cell table:style-name="Tabelle3.C4" office:value-type="string">
            <text:p text:style-name="P33"><text:span text:style-name="T9">werde</text:span> (2) + PPC + <text:span text:style-name="T9">werden</text:span></text:p>
          </table:table-cell>
        </table:table-row>
        <table:table-row>
          <table:table-cell table:style-name="Tabelle3.A2" office:value-type="string">
            <text:p text:style-name="P38">present perfect <text:span text:style-name="T4">indicative</text:span></text:p>
          </table:table-cell>
          <table:table-cell table:style-name="Tabelle3.A2" office:value-type="string">
            <text:p text:style-name="P33">"I have been kissed."</text:p>
          </table:table-cell>
          <table:table-cell table:style-name="Tabelle3.C2" office:value-type="string">
            <text:p text:style-name="P33"><text:span text:style-name="T9">bin</text:span> + PPC + <text:span text:style-name="T9">worden</text:span><text:span text:style-name="T13"><text:note text:id="ftn6" text:note-class="footnote"><text:note-citation>6</text:note-citation><text:note-body><text:p text:style-name="Footnote"><text:span text:style-name="T9">Worden</text:span> is an irregular PPC of <text:span text:style-name="T9">werden</text:span><text:span text:style-name="T13"> "to become".</text:span></text:p></text:note-body></text:note></text:span></text:p>
          </table:table-cell>
        </table:table-row>
        <table:table-row>
          <table:table-cell table:style-name="Tabelle3.A4" office:value-type="string">
            <text:p text:style-name="P38">present perfect conditional <text:span text:style-name="T4">(present perfect subjunctive)</text:span></text:p>
          </table:table-cell>
          <table:table-cell table:style-name="Tabelle3.A4" office:value-type="string">
            <text:p text:style-name="P33">"I would have been kissed."</text:p>
          </table:table-cell>
          <table:table-cell table:style-name="Tabelle3.C4" office:value-type="string">
            <text:p text:style-name="P33"><text:span text:style-name="T9">sei</text:span> + PPC + <text:span text:style-name="T9">worden</text:span></text:p>
          </table:table-cell>
        </table:table-row>
        <table:table-row>
          <table:table-cell table:style-name="Tabelle3.A2" office:value-type="string">
            <text:p text:style-name="P38">past perfect <text:span text:style-name="T4">indicative</text:span></text:p>
          </table:table-cell>
          <table:table-cell table:style-name="Tabelle3.A2" office:value-type="string">
            <text:p text:style-name="P33">"I had been kissed."</text:p>
          </table:table-cell>
          <table:table-cell table:style-name="Tabelle3.C2" office:value-type="string">
            <text:p text:style-name="P33"><text:span text:style-name="T9">war</text:span> + PPC + <text:span text:style-name="T9">worden</text:span></text:p>
          </table:table-cell>
        </table:table-row>
        <table:table-row>
          <table:table-cell table:style-name="Tabelle3.A2" office:value-type="string">
            <text:p text:style-name="P38">past perfect conditional <text:span text:style-name="T4">(past perfect subjunctive)</text:span></text:p>
          </table:table-cell>
          <table:table-cell table:style-name="Tabelle3.A2" office:value-type="string">
            <text:p text:style-name="P33">"I would have been kissed." (in the past long ago)</text:p>
          </table:table-cell>
          <table:table-cell table:style-name="Tabelle3.C2" office:value-type="string">
            <text:p text:style-name="P33"><text:span text:style-name="T9">wäre</text:span> + PPC + <text:span text:style-name="T9">worden</text:span></text:p>
          </table:table-cell>
        </table:table-row>
        <table:table-row>
          <table:table-cell table:style-name="Tabelle3.A4" office:value-type="string">
            <text:p text:style-name="P38"><text:span text:style-name="T6">†</text:span>future perfect <text:span text:style-name="T4">indicative</text:span></text:p>
          </table:table-cell>
          <table:table-cell table:style-name="Tabelle3.A4" office:value-type="string">
            <text:p text:style-name="P33">"I will have been kissed."</text:p>
          </table:table-cell>
          <table:table-cell table:style-name="Tabelle3.C4" office:value-type="string">
            <text:p text:style-name="P33"><text:span text:style-name="T9">werde</text:span> (1) + PPC + <text:span text:style-name="T9">worden</text:span> + <text:span text:style-name="T9">sein</text:span><text:span text:style-name="T13"><text:note text:id="ftn7" text:note-class="footnote"><text:note-citation>7</text:note-citation><text:note-body><text:p text:style-name="Footnote"><text:span text:style-name="T9">Sein</text:span> "to be" is n infinitive.</text:p></text:note-body></text:note></text:span></text:p>
          </table:table-cell>
        </table:table-row>
        <table:table-row>
          <table:table-cell table:style-name="Tabelle3.A4" office:value-type="string">
            <text:p text:style-name="P38"><text:span text:style-name="T6">†</text:span>future perfect conditional <text:span text:style-name="T4">(future perfect subjunctive)</text:span></text:p>
          </table:table-cell>
          <table:table-cell table:style-name="Tabelle3.A4" office:value-type="string">
            <text:p text:style-name="P33">"I would have been kissed." (in the future)</text:p>
          </table:table-cell>
          <table:table-cell table:style-name="Tabelle3.C4" office:value-type="string">
            <text:p text:style-name="P33"><text:span text:style-name="T9">werde</text:span> (2) + PPC + <text:span text:style-name="T9">worden</text:span> + <text:span text:style-name="T9">sein</text:span></text:p>
          </table:table-cell>
        </table:table-row>
      </table:table>
      <text:p text:style-name="P12"><text:soft-page-break/>General remarks on the use of these forms</text:p>
      <text:p text:style-name="P1"/>
      <text:p text:style-name="P1">1. The <text:span text:style-name="T3">future conditional</text:span> is basically <text:span text:style-name="T1">not</text:span> used anymore in any way.</text:p>
      <text:p text:style-name="P1">2. The <text:span text:style-name="T3">future perfect and its conditional</text:span><text:span text:style-name="T1"> </text:span>is basically <text:span text:style-name="T1">not</text:span> used anymore in any way.</text:p>
      <text:p text:style-name="P1"/>
      <text:p text:style-name="P12">Tricks for every day speech</text:p>
      <text:p text:style-name="P1"/>
      <text:p text:style-name="P1">1. The <text:span text:style-name="T3">conditional I</text:span><text:span text:style-name="T12"> </text:span>can be freely replaced with the <text:span text:style-name="T1">present </text:span><text:span text:style-name="T4">indicative</text:span>.</text:p>
      <text:p text:style-name="P1">2. The <text:span text:style-name="T3">preterite</text:span> can be freely replaced with the <text:span text:style-name="T1">present</text:span> <text:span text:style-name="T1">perfect</text:span>.</text:p>
      <text:p text:style-name="P1">3. The <text:span text:style-name="T3">future</text:span> can be freely replaced with the <text:span text:style-name="T1">present</text:span>, if you also add an <text:span text:style-name="T1">adverb denoting a moment in time in the future</text:span>.</text:p>
      <text:p text:style-name="P1">4. <text:span text:style-name="T12">The </text:span><text:span text:style-name="T3">present perfect conditional</text:span><text:span text:style-name="T2"> </text:span><text:span text:style-name="T12">can be freely replaced with the </text:span><text:span text:style-name="T2">present perfect</text:span><text:span text:style-name="T12">.</text:span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<text:soft-page-break/>The highly irregular forms of the <text:span text:style-name="T1">mentioned auxiliary verbs</text:span></text:p>
      <text:p text:style-name="P10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G"/>
        <table:table-column table:style-name="Tabelle2.H"/>
        <table:table-column table:style-name="Tabelle2.I"/>
        <table:table-column table:style-name="Tabelle2.J"/>
        <table:table-column table:style-name="Tabelle2.K"/>
        <table:table-column table:style-name="Tabelle2.L"/>
        <table:table-column table:style-name="Tabelle2.M"/>
        <table:table-row>
          <table:table-cell table:style-name="Tabelle2.A1" office:value-type="string">
            <text:p text:style-name="P42"/>
          </table:table-cell>
          <table:table-cell table:style-name="Tabelle2.B1" table:number-columns-spanned="12" office:value-type="string">
            <text:p text:style-name="P29">the infinitives of the <text:span text:style-name="T1">mentioned auxiliary verb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2" office:value-type="string">
            <text:p text:style-name="P42"/>
          </table:table-cell>
          <table:table-cell table:style-name="Tabelle2.A2" table:number-columns-spanned="4" office:value-type="string">
            <text:p text:style-name="P29">werden</text:p>
          </table:table-cell>
          <table:covered-table-cell/>
          <table:covered-table-cell/>
          <table:covered-table-cell/>
          <table:table-cell table:style-name="Tabelle2.A2" table:number-columns-spanned="4" office:value-type="string">
            <text:p text:style-name="P29">haben</text:p>
          </table:table-cell>
          <table:covered-table-cell/>
          <table:covered-table-cell/>
          <table:covered-table-cell/>
          <table:table-cell table:style-name="Tabelle2.J2" table:number-columns-spanned="4" office:value-type="string">
            <text:p text:style-name="P29">sein</text:p>
          </table:table-cell>
          <table:covered-table-cell/>
          <table:covered-table-cell/>
          <table:covered-table-cell/>
        </table:table-row>
        <table:table-row>
          <table:table-cell table:style-name="Tabelle2.A1" office:value-type="string">
            <text:p text:style-name="P42"/>
          </table:table-cell>
          <table:table-cell table:style-name="Tabelle2.A2" office:value-type="string">
            <text:p text:style-name="P43">present indicative</text:p>
          </table:table-cell>
          <table:table-cell table:style-name="Tabelle2.C3" office:value-type="string">
            <text:p text:style-name="P17">conditional</text:p>
            <text:p text:style-name="P17">I</text:p>
          </table:table-cell>
          <table:table-cell table:style-name="Tabelle2.A2" office:value-type="string">
            <text:p text:style-name="P16">preterite indicative</text:p>
          </table:table-cell>
          <table:table-cell table:style-name="Tabelle2.A2" office:value-type="string">
            <text:p text:style-name="P16">conditional</text:p>
            <text:p text:style-name="P16">II</text:p>
          </table:table-cell>
          <table:table-cell table:style-name="Tabelle2.A2" office:value-type="string">
            <text:p text:style-name="P43">present indicative</text:p>
          </table:table-cell>
          <table:table-cell table:style-name="Tabelle2.A2" office:value-type="string">
            <text:p text:style-name="P43">conditional</text:p>
            <text:p text:style-name="P43">I</text:p>
          </table:table-cell>
          <table:table-cell table:style-name="Tabelle2.A2" office:value-type="string">
            <text:p text:style-name="P43">preterite indicative</text:p>
          </table:table-cell>
          <table:table-cell table:style-name="Tabelle2.A2" office:value-type="string">
            <text:p text:style-name="P43">conditional II</text:p>
          </table:table-cell>
          <table:table-cell table:style-name="Tabelle2.A2" office:value-type="string">
            <text:p text:style-name="P43">present indicative</text:p>
          </table:table-cell>
          <table:table-cell table:style-name="Tabelle2.A2" office:value-type="string">
            <text:p text:style-name="P43">conditional I</text:p>
          </table:table-cell>
          <table:table-cell table:style-name="Tabelle2.A2" office:value-type="string">
            <text:p text:style-name="P43">preterite</text:p>
            <text:p text:style-name="P43">indicative</text:p>
          </table:table-cell>
          <table:table-cell table:style-name="Tabelle2.J2" office:value-type="string">
            <text:p text:style-name="P43">conditional II</text:p>
          </table:table-cell>
        </table:table-row>
        <table:table-row>
          <table:table-cell table:style-name="Tabelle2.A1" office:value-type="string">
            <text:p text:style-name="P42"/>
          </table:table-cell>
          <table:table-cell table:style-name="Tabelle2.A2" office:value-type="string">
            <text:p text:style-name="P27">werde (1)</text:p>
          </table:table-cell>
          <table:table-cell table:style-name="Tabelle2.C3" office:value-type="string">
            <text:p text:style-name="P28">werde (2)</text:p>
          </table:table-cell>
          <table:table-cell table:style-name="Tabelle2.A2" office:value-type="string">
            <text:p text:style-name="P27">wurde</text:p>
          </table:table-cell>
          <table:table-cell table:style-name="Tabelle2.A2" office:value-type="string">
            <text:p text:style-name="P27">würde</text:p>
          </table:table-cell>
          <table:table-cell table:style-name="Tabelle2.A2" office:value-type="string">
            <text:p text:style-name="P27">habe (1)</text:p>
          </table:table-cell>
          <table:table-cell table:style-name="Tabelle2.A2" office:value-type="string">
            <text:p text:style-name="P27">habe (2)</text:p>
          </table:table-cell>
          <table:table-cell table:style-name="Tabelle2.A2" office:value-type="string">
            <text:p text:style-name="P27">hatte</text:p>
          </table:table-cell>
          <table:table-cell table:style-name="Tabelle2.A2" office:value-type="string">
            <text:p text:style-name="P27">hätte</text:p>
          </table:table-cell>
          <table:table-cell table:style-name="Tabelle2.A2" office:value-type="string">
            <text:p text:style-name="P27">bin</text:p>
          </table:table-cell>
          <table:table-cell table:style-name="Tabelle2.A2" office:value-type="string">
            <text:p text:style-name="P27">sei</text:p>
          </table:table-cell>
          <table:table-cell table:style-name="Tabelle2.A2" office:value-type="string">
            <text:p text:style-name="P27">war</text:p>
          </table:table-cell>
          <table:table-cell table:style-name="Tabelle2.J2" office:value-type="string">
            <text:p text:style-name="P27">wäre</text:p>
          </table:table-cell>
        </table:table-row>
        <table:table-row>
          <table:table-cell table:style-name="Tabelle2.A2" office:value-type="string">
            <text:p text:style-name="P51">ich "I"</text:p>
          </table:table-cell>
          <table:table-cell table:style-name="Tabelle2.A2" office:value-type="string">
            <text:p text:style-name="P45">werde</text:p>
          </table:table-cell>
          <table:table-cell table:style-name="Tabelle2.C3" office:value-type="string">
            <text:p text:style-name="P46">werde</text:p>
          </table:table-cell>
          <table:table-cell table:style-name="Tabelle2.A2" office:value-type="string">
            <text:p text:style-name="P45">wurde</text:p>
          </table:table-cell>
          <table:table-cell table:style-name="Tabelle2.A2" office:value-type="string">
            <text:p text:style-name="P45">würde</text:p>
          </table:table-cell>
          <table:table-cell table:style-name="Tabelle2.A2" office:value-type="string">
            <text:p text:style-name="P45">habe</text:p>
          </table:table-cell>
          <table:table-cell table:style-name="Tabelle2.A2" office:value-type="string">
            <text:p text:style-name="P45">habe</text:p>
          </table:table-cell>
          <table:table-cell table:style-name="Tabelle2.A2" office:value-type="string">
            <text:p text:style-name="P45">hatte</text:p>
          </table:table-cell>
          <table:table-cell table:style-name="Tabelle2.A2" office:value-type="string">
            <text:p text:style-name="P45">hätte</text:p>
          </table:table-cell>
          <table:table-cell table:style-name="Tabelle2.A2" office:value-type="string">
            <text:p text:style-name="P45">bin</text:p>
          </table:table-cell>
          <table:table-cell table:style-name="Tabelle2.A2" office:value-type="string">
            <text:p text:style-name="P45">sei</text:p>
          </table:table-cell>
          <table:table-cell table:style-name="Tabelle2.A2" office:value-type="string">
            <text:p text:style-name="P45">war</text:p>
          </table:table-cell>
          <table:table-cell table:style-name="Tabelle2.J2" office:value-type="string">
            <text:p text:style-name="P45">wäre</text:p>
          </table:table-cell>
        </table:table-row>
        <table:table-row>
          <table:table-cell table:style-name="Tabelle2.A2" office:value-type="string">
            <text:p text:style-name="P51">du "you, <text:span text:style-name="T17">†</text:span>thou"</text:p>
          </table:table-cell>
          <table:table-cell table:style-name="Tabelle2.A2" office:value-type="string">
            <text:p text:style-name="P45">wirst</text:p>
          </table:table-cell>
          <table:table-cell table:style-name="Tabelle2.C3" office:value-type="string">
            <text:p text:style-name="P46">werdest</text:p>
          </table:table-cell>
          <table:table-cell table:style-name="Tabelle2.A2" office:value-type="string">
            <text:p text:style-name="P45">wurdest</text:p>
          </table:table-cell>
          <table:table-cell table:style-name="Tabelle2.A2" office:value-type="string">
            <text:p text:style-name="P45">würdest</text:p>
          </table:table-cell>
          <table:table-cell table:style-name="Tabelle2.A2" office:value-type="string">
            <text:p text:style-name="P45">hast</text:p>
          </table:table-cell>
          <table:table-cell table:style-name="Tabelle2.A2" office:value-type="string">
            <text:p text:style-name="P45">habest</text:p>
          </table:table-cell>
          <table:table-cell table:style-name="Tabelle2.A2" office:value-type="string">
            <text:p text:style-name="P45">hattest</text:p>
          </table:table-cell>
          <table:table-cell table:style-name="Tabelle2.A2" office:value-type="string">
            <text:p text:style-name="P45">hättest</text:p>
          </table:table-cell>
          <table:table-cell table:style-name="Tabelle2.A2" office:value-type="string">
            <text:p text:style-name="P45">bist</text:p>
          </table:table-cell>
          <table:table-cell table:style-name="Tabelle2.A2" office:value-type="string">
            <text:p text:style-name="P45">seist</text:p>
          </table:table-cell>
          <table:table-cell table:style-name="Tabelle2.A2" office:value-type="string">
            <text:p text:style-name="P45">warst</text:p>
          </table:table-cell>
          <table:table-cell table:style-name="Tabelle2.J2" office:value-type="string">
            <text:p text:style-name="P45">wärest</text:p>
          </table:table-cell>
        </table:table-row>
        <table:table-row>
          <table:table-cell table:style-name="Tabelle2.A2" office:value-type="string">
            <text:p text:style-name="P51">Sie "you (polite)"</text:p>
          </table:table-cell>
          <table:table-cell table:style-name="Tabelle2.A2" office:value-type="string">
            <text:p text:style-name="P45">werden</text:p>
          </table:table-cell>
          <table:table-cell table:style-name="Tabelle2.C3" office:value-type="string">
            <text:p text:style-name="P46">werden</text:p>
          </table:table-cell>
          <table:table-cell table:style-name="Tabelle2.A2" office:value-type="string">
            <text:p text:style-name="P45">wurden</text:p>
          </table:table-cell>
          <table:table-cell table:style-name="Tabelle2.A2" office:value-type="string">
            <text:p text:style-name="P45">würden</text:p>
          </table:table-cell>
          <table:table-cell table:style-name="Tabelle2.A2" office:value-type="string">
            <text:p text:style-name="P45">haben</text:p>
          </table:table-cell>
          <table:table-cell table:style-name="Tabelle2.A2" office:value-type="string">
            <text:p text:style-name="P45">haben</text:p>
          </table:table-cell>
          <table:table-cell table:style-name="Tabelle2.A2" office:value-type="string">
            <text:p text:style-name="P45">hatten</text:p>
          </table:table-cell>
          <table:table-cell table:style-name="Tabelle2.A2" office:value-type="string">
            <text:p text:style-name="P45">hätten</text:p>
          </table:table-cell>
          <table:table-cell table:style-name="Tabelle2.A2" office:value-type="string">
            <text:p text:style-name="P45">sind</text:p>
          </table:table-cell>
          <table:table-cell table:style-name="Tabelle2.A2" office:value-type="string">
            <text:p text:style-name="P45">seien</text:p>
          </table:table-cell>
          <table:table-cell table:style-name="Tabelle2.A2" office:value-type="string">
            <text:p text:style-name="P45">waren</text:p>
          </table:table-cell>
          <table:table-cell table:style-name="Tabelle2.J2" office:value-type="string">
            <text:p text:style-name="P45">wären</text:p>
          </table:table-cell>
        </table:table-row>
        <table:table-row>
          <table:table-cell table:style-name="Tabelle2.A2" office:value-type="string">
            <text:p text:style-name="P51">er, sie, es "he, she, it"</text:p>
          </table:table-cell>
          <table:table-cell table:style-name="Tabelle2.A2" office:value-type="string">
            <text:p text:style-name="P45">wird</text:p>
          </table:table-cell>
          <table:table-cell table:style-name="Tabelle2.C3" office:value-type="string">
            <text:p text:style-name="P46">werde</text:p>
          </table:table-cell>
          <table:table-cell table:style-name="Tabelle2.A2" office:value-type="string">
            <text:p text:style-name="P45">wurde</text:p>
          </table:table-cell>
          <table:table-cell table:style-name="Tabelle2.A2" office:value-type="string">
            <text:p text:style-name="P45">würde</text:p>
          </table:table-cell>
          <table:table-cell table:style-name="Tabelle2.A2" office:value-type="string">
            <text:p text:style-name="P45">hat</text:p>
          </table:table-cell>
          <table:table-cell table:style-name="Tabelle2.A2" office:value-type="string">
            <text:p text:style-name="P45">habe</text:p>
          </table:table-cell>
          <table:table-cell table:style-name="Tabelle2.A2" office:value-type="string">
            <text:p text:style-name="P45">hatte</text:p>
          </table:table-cell>
          <table:table-cell table:style-name="Tabelle2.A2" office:value-type="string">
            <text:p text:style-name="P45">hätte</text:p>
          </table:table-cell>
          <table:table-cell table:style-name="Tabelle2.A2" office:value-type="string">
            <text:p text:style-name="P45">ist</text:p>
          </table:table-cell>
          <table:table-cell table:style-name="Tabelle2.A2" office:value-type="string">
            <text:p text:style-name="P45">sei</text:p>
          </table:table-cell>
          <table:table-cell table:style-name="Tabelle2.A2" office:value-type="string">
            <text:p text:style-name="P45">war</text:p>
          </table:table-cell>
          <table:table-cell table:style-name="Tabelle2.J2" office:value-type="string">
            <text:p text:style-name="P45">wäre</text:p>
          </table:table-cell>
        </table:table-row>
        <table:table-row>
          <table:table-cell table:style-name="Tabelle2.A2" office:value-type="string">
            <text:p text:style-name="P51">wir "we"</text:p>
          </table:table-cell>
          <table:table-cell table:style-name="Tabelle2.A2" office:value-type="string">
            <text:p text:style-name="P45">werden</text:p>
          </table:table-cell>
          <table:table-cell table:style-name="Tabelle2.C3" office:value-type="string">
            <text:p text:style-name="P46">werden</text:p>
          </table:table-cell>
          <table:table-cell table:style-name="Tabelle2.A2" office:value-type="string">
            <text:p text:style-name="P45">wurden</text:p>
          </table:table-cell>
          <table:table-cell table:style-name="Tabelle2.A2" office:value-type="string">
            <text:p text:style-name="P45">würden</text:p>
          </table:table-cell>
          <table:table-cell table:style-name="Tabelle2.A2" office:value-type="string">
            <text:p text:style-name="P45">haben</text:p>
          </table:table-cell>
          <table:table-cell table:style-name="Tabelle2.A2" office:value-type="string">
            <text:p text:style-name="P45">haben</text:p>
          </table:table-cell>
          <table:table-cell table:style-name="Tabelle2.A2" office:value-type="string">
            <text:p text:style-name="P45">hatten</text:p>
          </table:table-cell>
          <table:table-cell table:style-name="Tabelle2.A2" office:value-type="string">
            <text:p text:style-name="P45">hätten</text:p>
          </table:table-cell>
          <table:table-cell table:style-name="Tabelle2.A2" office:value-type="string">
            <text:p text:style-name="P45">sind</text:p>
          </table:table-cell>
          <table:table-cell table:style-name="Tabelle2.A2" office:value-type="string">
            <text:p text:style-name="P45">seien</text:p>
          </table:table-cell>
          <table:table-cell table:style-name="Tabelle2.A2" office:value-type="string">
            <text:p text:style-name="P45">waren</text:p>
          </table:table-cell>
          <table:table-cell table:style-name="Tabelle2.J2" office:value-type="string">
            <text:p text:style-name="P45">wären</text:p>
          </table:table-cell>
        </table:table-row>
        <table:table-row>
          <table:table-cell table:style-name="Tabelle2.A2" office:value-type="string">
            <text:p text:style-name="P51">ihr "you (plural)"</text:p>
          </table:table-cell>
          <table:table-cell table:style-name="Tabelle2.A2" office:value-type="string">
            <text:p text:style-name="P45">werdet</text:p>
          </table:table-cell>
          <table:table-cell table:style-name="Tabelle2.C3" office:value-type="string">
            <text:p text:style-name="P46">werdet</text:p>
          </table:table-cell>
          <table:table-cell table:style-name="Tabelle2.A2" office:value-type="string">
            <text:p text:style-name="P45">wurdet</text:p>
          </table:table-cell>
          <table:table-cell table:style-name="Tabelle2.A2" office:value-type="string">
            <text:p text:style-name="P45">würdet</text:p>
          </table:table-cell>
          <table:table-cell table:style-name="Tabelle2.A2" office:value-type="string">
            <text:p text:style-name="P45">habt</text:p>
          </table:table-cell>
          <table:table-cell table:style-name="Tabelle2.A2" office:value-type="string">
            <text:p text:style-name="P45">habet</text:p>
          </table:table-cell>
          <table:table-cell table:style-name="Tabelle2.A2" office:value-type="string">
            <text:p text:style-name="P45">hattet</text:p>
          </table:table-cell>
          <table:table-cell table:style-name="Tabelle2.A2" office:value-type="string">
            <text:p text:style-name="P45">hättet</text:p>
          </table:table-cell>
          <table:table-cell table:style-name="Tabelle2.A2" office:value-type="string">
            <text:p text:style-name="P45">seid</text:p>
          </table:table-cell>
          <table:table-cell table:style-name="Tabelle2.A2" office:value-type="string">
            <text:p text:style-name="P45">seiet</text:p>
          </table:table-cell>
          <table:table-cell table:style-name="Tabelle2.A2" office:value-type="string">
            <text:p text:style-name="P45">wart</text:p>
          </table:table-cell>
          <table:table-cell table:style-name="Tabelle2.J2" office:value-type="string">
            <text:p text:style-name="P45">wäret</text:p>
          </table:table-cell>
        </table:table-row>
        <table:table-row>
          <table:table-cell table:style-name="Tabelle2.A2" office:value-type="string">
            <text:p text:style-name="P51">sie "they"</text:p>
          </table:table-cell>
          <table:table-cell table:style-name="Tabelle2.A2" office:value-type="string">
            <text:p text:style-name="P45">werden</text:p>
          </table:table-cell>
          <table:table-cell table:style-name="Tabelle2.C3" office:value-type="string">
            <text:p text:style-name="P46">werden</text:p>
          </table:table-cell>
          <table:table-cell table:style-name="Tabelle2.A2" office:value-type="string">
            <text:p text:style-name="P45">wurden</text:p>
          </table:table-cell>
          <table:table-cell table:style-name="Tabelle2.A2" office:value-type="string">
            <text:p text:style-name="P45">würden</text:p>
          </table:table-cell>
          <table:table-cell table:style-name="Tabelle2.A2" office:value-type="string">
            <text:p text:style-name="P45">haben</text:p>
          </table:table-cell>
          <table:table-cell table:style-name="Tabelle2.A2" office:value-type="string">
            <text:p text:style-name="P45">haben</text:p>
          </table:table-cell>
          <table:table-cell table:style-name="Tabelle2.A2" office:value-type="string">
            <text:p text:style-name="P45">hatten</text:p>
          </table:table-cell>
          <table:table-cell table:style-name="Tabelle2.A2" office:value-type="string">
            <text:p text:style-name="P45">hätten</text:p>
          </table:table-cell>
          <table:table-cell table:style-name="Tabelle2.A2" office:value-type="string">
            <text:p text:style-name="P45">sind</text:p>
          </table:table-cell>
          <table:table-cell table:style-name="Tabelle2.A2" office:value-type="string">
            <text:p text:style-name="P45">seien</text:p>
          </table:table-cell>
          <table:table-cell table:style-name="Tabelle2.A2" office:value-type="string">
            <text:p text:style-name="P45">waren</text:p>
          </table:table-cell>
          <table:table-cell table:style-name="Tabelle2.J2" office:value-type="string">
            <text:p text:style-name="P45">wären</text:p>
          </table:table-cell>
        </table:table-row>
      </table:table>
      <text:p text:style-name="P10"/>
      <text:p text:style-name="P1"/>
      <text:p text:style-name="P1"/>
      <text:p text:style-name="P1"/>
      <text:p text:style-name="P1"/>
      <text:p text:style-name="P10"><text:soft-page-break/>The six infinitives</text:p>
      <text:p text:style-name="P1"/>
      <table:table table:name="Tabelle4" table:style-name="Tabelle4">
        <table:table-column table:style-name="Tabelle4.A" table:number-columns-repeated="3"/>
        <table:table-row>
          <table:table-cell table:style-name="Tabelle4.A1" office:value-type="string">
            <text:p text:style-name="P30">form</text:p>
          </table:table-cell>
          <table:table-cell table:style-name="Tabelle4.A1" office:value-type="string">
            <text:p text:style-name="P30">meaning of the form</text:p>
          </table:table-cell>
          <table:table-cell table:style-name="Tabelle4.C1" office:value-type="string">
            <text:p text:style-name="P30">formula</text:p>
          </table:table-cell>
        </table:table-row>
        <table:table-row>
          <table:table-cell table:style-name="Tabelle4.A2" office:value-type="string">
            <text:p text:style-name="P33">present <text:span text:style-name="T1">infinitive </text:span><text:span text:style-name="T4">active</text:span></text:p>
          </table:table-cell>
          <table:table-cell table:style-name="Tabelle4.A2" office:value-type="string">
            <text:p text:style-name="P2">"to walk"</text:p>
          </table:table-cell>
          <table:table-cell table:style-name="Tabelle4.C2" office:value-type="string">
            <text:p text:style-name="P2">INFINITIVE</text:p>
          </table:table-cell>
        </table:table-row>
        <table:table-row>
          <table:table-cell table:style-name="Tabelle4.A2" office:value-type="string">
            <text:p text:style-name="P33">present <text:span text:style-name="T1">infinitive passive</text:span></text:p>
          </table:table-cell>
          <table:table-cell table:style-name="Tabelle4.A2" office:value-type="string">
            <text:p text:style-name="P2">"to be kissed"</text:p>
          </table:table-cell>
          <table:table-cell table:style-name="Tabelle4.C2" office:value-type="string">
            <text:p text:style-name="P2">PPC + <text:span text:style-name="T9">werden</text:span></text:p>
          </table:table-cell>
        </table:table-row>
        <table:table-row>
          <table:table-cell table:style-name="Tabelle4.A2" office:value-type="string">
            <text:p text:style-name="P38">future infinitive <text:span text:style-name="T4">active</text:span></text:p>
          </table:table-cell>
          <table:table-cell table:style-name="Tabelle4.A2" office:value-type="string">
            <text:p text:style-name="P2">"to walk" (in the future)</text:p>
          </table:table-cell>
          <table:table-cell table:style-name="Tabelle4.C2" office:value-type="string">
            <text:p text:style-name="P2">INFINITIVE + <text:span text:style-name="T9">werden</text:span></text:p>
          </table:table-cell>
        </table:table-row>
        <table:table-row>
          <table:table-cell table:style-name="Tabelle4.A2" office:value-type="string">
            <text:p text:style-name="P38">future infinitive passive</text:p>
          </table:table-cell>
          <table:table-cell table:style-name="Tabelle4.A2" office:value-type="string">
            <text:p text:style-name="P2">"to be kissed" (in the future)</text:p>
          </table:table-cell>
          <table:table-cell table:style-name="Tabelle4.C2" office:value-type="string">
            <text:p text:style-name="P2">PPC + <text:span text:style-name="T11">werden</text:span> + <text:span text:style-name="T9">werden</text:span> (!)</text:p>
          </table:table-cell>
        </table:table-row>
        <table:table-row>
          <table:table-cell table:style-name="Tabelle4.A2" office:value-type="string">
            <text:p text:style-name="P38">past infinitive <text:span text:style-name="T4">active</text:span></text:p>
          </table:table-cell>
          <table:table-cell table:style-name="Tabelle4.A2" office:value-type="string">
            <text:p text:style-name="P2">"to have walked"</text:p>
          </table:table-cell>
          <table:table-cell table:style-name="Tabelle4.C2" office:value-type="string">
            <text:p text:style-name="P52">PPC + <text:span text:style-name="T9">sein</text:span> / <text:span text:style-name="T9">haben</text:span><text:span text:style-name="T9"><text:note text:id="ftn8" text:note-class="footnote"><text:note-citation>8</text:note-citation><text:note-body><text:p text:style-name="Footnote"><text:span text:style-name="T9">Haben</text:span> "to have" is an infinitive.</text:p></text:note-body></text:note></text:span></text:p>
          </table:table-cell>
        </table:table-row>
        <table:table-row>
          <table:table-cell table:style-name="Tabelle4.A2" office:value-type="string">
            <text:p text:style-name="P38">past infinitive passive</text:p>
          </table:table-cell>
          <table:table-cell table:style-name="Tabelle4.A2" office:value-type="string">
            <text:p text:style-name="P2">"to have been kissed"</text:p>
          </table:table-cell>
          <table:table-cell table:style-name="Tabelle4.C2" office:value-type="string">
            <text:p text:style-name="P52">PPC + <text:span text:style-name="T9">worden</text:span> + <text:span text:style-name="T9">sein</text:span></text:p>
          </table:table-cell>
        </table:table-row>
      </table:table>
      <text:p text:style-name="P1"/>
      <text:p text:style-name="P10">The other participle</text:p>
      <text:p text:style-name="P1"/>
      <table:table table:name="Tabelle6" table:style-name="Tabelle6">
        <table:table-column table:style-name="Tabelle6.A" table:number-columns-repeated="3"/>
        <table:table-row>
          <table:table-cell table:style-name="Tabelle6.A1" office:value-type="string">
            <text:p text:style-name="P30">form</text:p>
          </table:table-cell>
          <table:table-cell table:style-name="Tabelle6.A1" office:value-type="string">
            <text:p text:style-name="P30">meaning of the form</text:p>
          </table:table-cell>
          <table:table-cell table:style-name="Tabelle6.C1" office:value-type="string">
            <text:p text:style-name="P30">formula</text:p>
          </table:table-cell>
        </table:table-row>
        <table:table-row>
          <table:table-cell table:style-name="Tabelle6.A2" office:value-type="string">
            <text:p text:style-name="P25"><text:span text:style-name="T6">†</text:span>present participle</text:p>
          </table:table-cell>
          <table:table-cell table:style-name="Tabelle6.A2" office:value-type="string">
            <text:p text:style-name="P25">"walking"</text:p>
          </table:table-cell>
          <table:table-cell table:style-name="Tabelle6.C2" office:value-type="string">
            <text:p text:style-name="P33">INFINITIVE + d</text:p>
          </table:table-cell>
        </table:table-row>
      </table:table>
      <text:p text:style-name="P1"/>
      <text:p text:style-name="P13">General remarks</text:p>
      <text:p text:style-name="P13"/>
      <text:p text:style-name="P1">The <text:span text:style-name="T3">present participle</text:span> is basically not used anymore in any way.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rdo1" svg:font-family="Cardo"/>
    <style:font-face style:name="Lucida Sans1" svg:font-family="'Lucida Sans'" style:font-family-generic="swiss"/>
    <style:font-face style:name="Cardo" svg:font-family="Card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08T00:11:07.97</meta:creation-date>
    <dc:date>2024-09-17T01:52:10.27</dc:date>
    <meta:editing-duration>PT18H38M17S</meta:editing-duration>
    <meta:editing-cycles>1652</meta:editing-cycles>
    <meta:generator>OpenOffice/4.1.15$Win32 OpenOffice.org_project/4115m2$Build-9813</meta:generator>
    <meta:print-date>2024-09-15T02:21:36.86</meta:print-date>
    <meta:document-statistic meta:table-count="11" meta:image-count="0" meta:object-count="0" meta:page-count="11" meta:paragraph-count="611" meta:word-count="1883" meta:character-count="10384"/>
  </office:meta>
</office:document-meta>
</file>